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Bitstream Vera Sans Mono', 'Courier New', Courier, monospace"/>
    <style:font-face style:name="Consolas" svg:font-family="Consolas, 'Liberation Mono', Menlo, Courier, monospace"/>
    <style:font-face style:name="Ubuntu Mono" svg:font-family="'Ubuntu Mono'"/>
    <style:font-face style:name="UbuntuRegular" svg:font-family="UbuntuRegular, Ubuntu, 'Bitstream Vera Sans', 'DejaVu Sans', Tahom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0782" officeooo:paragraph-rsid="00150782"/>
    </style:style>
    <style:style style:name="P2" style:family="paragraph" style:parent-style-name="Standard">
      <style:text-properties officeooo:rsid="00158ad2" officeooo:paragraph-rsid="00158ad2"/>
    </style:style>
    <style:style style:name="P3" style:family="paragraph" style:parent-style-name="Standard">
      <style:text-properties officeooo:rsid="0017913a" officeooo:paragraph-rsid="0017913a"/>
    </style:style>
    <style:style style:name="P4" style:family="paragraph" style:parent-style-name="Standard">
      <style:text-properties officeooo:rsid="001836cb" officeooo:paragraph-rsid="001836cb"/>
    </style:style>
    <style:style style:name="P5" style:family="paragraph" style:parent-style-name="Standard">
      <style:text-properties officeooo:rsid="0018d709" officeooo:paragraph-rsid="0018d709"/>
    </style:style>
    <style:style style:name="P6" style:family="paragraph" style:parent-style-name="Standard">
      <style:text-properties officeooo:rsid="001933c1" officeooo:paragraph-rsid="001933c1"/>
    </style:style>
    <style:style style:name="P7" style:family="paragraph" style:parent-style-name="Standard">
      <style:paragraph-properties fo:break-before="page"/>
      <style:text-properties officeooo:rsid="0017913a" officeooo:paragraph-rsid="0017913a"/>
    </style:style>
    <style:style style:name="P8" style:family="paragraph" style:parent-style-name="Standard">
      <style:paragraph-properties fo:break-before="page"/>
      <style:text-properties officeooo:rsid="001836cb" officeooo:paragraph-rsid="001836cb"/>
    </style:style>
    <style:style style:name="P9" style:family="paragraph" style:parent-style-name="Standard">
      <style:paragraph-properties fo:break-before="page"/>
      <style:text-properties officeooo:rsid="0018d709" officeooo:paragraph-rsid="0018d709"/>
    </style:style>
    <style:style style:name="P10" style:family="paragraph" style:parent-style-name="Standard">
      <style:paragraph-properties fo:break-before="page"/>
      <style:text-properties officeooo:rsid="001933c1" officeooo:paragraph-rsid="001933c1"/>
    </style:style>
    <style:style style:name="P11" style:family="paragraph" style:parent-style-name="Preformatted_20_Text">
      <style:text-properties fo:font-variant="normal" fo:text-transform="none" fo:color="#000000" fo:font-size="9.75pt" fo:letter-spacing="normal" fo:font-style="normal" fo:font-weight="normal" officeooo:rsid="00158ad2" officeooo:paragraph-rsid="00158ad2"/>
    </style:style>
    <style:style style:name="P12" style:family="paragraph" style:parent-style-name="Preformatted_20_Text">
      <style:text-properties fo:font-variant="normal" fo:text-transform="none" fo:color="#000000" fo:font-size="9.75pt" fo:letter-spacing="normal" fo:font-style="normal" fo:font-weight="normal" officeooo:rsid="0017913a" officeooo:paragraph-rsid="0017913a"/>
    </style:style>
    <style:style style:name="P13" style:family="paragraph" style:parent-style-name="Preformatted_20_Text">
      <style:text-properties fo:font-variant="normal" fo:text-transform="none" fo:color="#000000" fo:font-size="9.75pt" fo:letter-spacing="normal" fo:font-style="normal" fo:font-weight="normal" officeooo:rsid="001836cb" officeooo:paragraph-rsid="001836cb"/>
    </style:style>
    <style:style style:name="P14" style:family="paragraph" style:parent-style-name="Preformatted_20_Text">
      <style:text-properties fo:font-variant="normal" fo:text-transform="none" fo:color="#000000" fo:font-size="9.75pt" fo:letter-spacing="normal" fo:font-style="normal" fo:font-weight="normal" officeooo:rsid="0018d709" officeooo:paragraph-rsid="0018d709"/>
    </style:style>
    <style:style style:name="P15" style:family="paragraph" style:parent-style-name="Preformatted_20_Text">
      <style:text-properties fo:font-variant="normal" fo:text-transform="none" fo:color="#000000" fo:font-size="9.75pt" fo:letter-spacing="normal" fo:font-style="normal" fo:font-weight="normal" officeooo:rsid="001933c1" officeooo:paragraph-rsid="001933c1"/>
    </style:style>
    <style:style style:name="P16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17913a" officeooo:paragraph-rsid="0017913a" style:font-size-asian="10.5pt" style:font-size-complex="12pt"/>
    </style:style>
    <style:style style:name="P17" style:family="paragraph" style:parent-style-name="Preformatted_20_Text">
      <style:paragraph-properties fo:margin-top="0in" fo:margin-bottom="0in" style:contextual-spacing="false" style:line-height-at-least="0.1563in"/>
      <style:text-properties fo:font-variant="normal" fo:text-transform="none" fo:color="#000000" fo:font-size="9.75pt" fo:letter-spacing="normal" fo:font-style="normal" fo:font-weight="normal"/>
    </style:style>
    <style:style style:name="P18" style:family="paragraph" style:parent-style-name="Preformatted_20_Text">
      <style:paragraph-properties fo:margin-top="0in" fo:margin-bottom="0in" style:contextual-spacing="false" style:line-height-at-least="0.1563in"/>
      <style:text-properties fo:font-variant="normal" fo:text-transform="none" fo:color="#000000" fo:letter-spacing="normal"/>
    </style:style>
    <style:style style:name="P19" style:family="paragraph" style:parent-style-name="Preformatted_20_Text">
      <style:paragraph-properties fo:margin-top="0in" fo:margin-bottom="0in" style:contextual-spacing="false" style:line-height-at-least="0.1563in"/>
      <style:text-properties fo:font-variant="normal" fo:text-transform="none" fo:color="#008800" fo:font-size="9.75pt" fo:letter-spacing="normal" fo:font-style="normal" fo:font-weight="bold"/>
    </style:style>
    <style:style style:name="P20" style:family="paragraph" style:parent-style-name="Preformatted_20_Text">
      <style:paragraph-properties fo:margin-top="0in" fo:margin-bottom="0in" style:contextual-spacing="false" style:line-height-at-least="0.1563in"/>
    </style:style>
    <style:style style:name="P21" style:family="paragraph" style:parent-style-name="Preformatted_20_Text">
      <style:paragraph-properties fo:break-before="page"/>
      <style:text-properties fo:font-variant="normal" fo:text-transform="none" fo:color="#000000" style:font-name="Liberation Serif" fo:font-size="12pt" fo:letter-spacing="normal" fo:font-style="normal" fo:font-weight="normal" officeooo:rsid="0017913a" officeooo:paragraph-rsid="0017913a" style:font-size-asian="10.5pt" style:font-size-complex="12pt"/>
    </style:style>
    <style:style style:name="T1" style:family="text">
      <style:text-properties fo:color="#006699"/>
    </style:style>
    <style:style style:name="T2" style:family="text">
      <style:text-properties fo:color="#006699" fo:font-size="9.75pt" fo:font-style="normal" fo:font-weight="normal"/>
    </style:style>
    <style:style style:name="T3" style:family="text">
      <style:text-properties fo:color="#003366" fo:font-weight="bold"/>
    </style:style>
    <style:style style:name="T4" style:family="text">
      <style:text-properties fo:color="#003366" fo:font-size="9.75pt" fo:font-style="normal" fo:font-weight="bold"/>
    </style:style>
    <style:style style:name="T5" style:family="text">
      <style:text-properties fo:color="#771100"/>
    </style:style>
    <style:style style:name="T6" style:family="text">
      <style:text-properties fo:color="#771100" fo:font-size="9.75pt" fo:font-style="normal" fo:font-weight="normal"/>
    </style:style>
    <style:style style:name="T7" style:family="text">
      <style:text-properties fo:color="#dd2200"/>
    </style:style>
    <style:style style:name="T8" style:family="text">
      <style:text-properties fo:color="#dd2200" fo:font-size="9.75pt" fo:font-style="normal" fo:font-weight="normal"/>
    </style:style>
    <style:style style:name="T9" style:family="text">
      <style:text-properties fo:color="#777777" fo:font-size="9.75pt" fo:font-style="normal" fo:font-weight="normal"/>
    </style:style>
    <style:style style:name="T10" style:family="text">
      <style:text-properties fo:color="#0000dd"/>
    </style:style>
    <style:style style:name="T11" style:family="text">
      <style:text-properties fo:color="#0000dd" fo:font-size="9.75pt" fo:font-style="normal" fo:font-weight="normal"/>
    </style:style>
    <style:style style:name="T12" style:family="text">
      <style:text-properties fo:color="#008800" fo:font-weight="bold"/>
    </style:style>
    <style:style style:name="T13" style:family="text">
      <style:text-properties fo:color="#008800" fo:font-size="9.75pt" fo:font-style="normal" fo:font-weight="bold"/>
    </style:style>
    <style:style style:name="T14" style:family="text">
      <style:text-properties fo:font-size="9.75pt" fo:font-style="normal" fo:font-weight="normal"/>
    </style:style>
    <style:style style:name="T15" style:family="text">
      <style:text-properties fo:color="#0066bb" fo:font-weight="bold"/>
    </style:style>
    <style:style style:name="T16" style:family="text">
      <style:text-properties fo:color="#0066bb" fo:font-size="9.75pt" fo:font-style="normal" fo:font-weight="bold"/>
    </style:style>
    <style:style style:name="T17" style:family="text">
      <style:text-properties fo:color="#666666" fo:font-size="9.75pt" fo:font-style="normal" fo:font-weight="bold"/>
    </style:style>
    <style:style style:name="T18" style:family="text">
      <style:text-properties fo:color="#666666" fo:font-weight="bold"/>
    </style:style>
    <style:style style:name="T19" style:family="text">
      <style:text-properties fo:color="#440044" fo:font-size="9.75pt" fo:font-style="normal" fo:font-weight="normal"/>
    </style:style>
    <style:style style:name="T20" style:family="text">
      <style:text-properties fo:color="#880088" fo:font-size="9.75pt" fo:font-style="normal" fo:font-weight="normal"/>
    </style:style>
    <style:style style:name="T21" style:family="text">
      <style:text-properties fo:color="#bb0066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nis Trenchev</text:p>
      <text:p text:style-name="P2">Code:</text:p>
      <text:p text:style-name="P2"/>
      <text:p text:style-name="P11">require <text:span text:style-name="T5">'</text:span><text:span text:style-name="T7">csv</text:span><text:span text:style-name="T5">'</text:span></text:p>
      <text:p text:style-name="P20"/>
      <text:p text:style-name="P17">i = <text:span text:style-name="T10">0</text:span></text:p>
      <text:p text:style-name="P17">arr1 = []</text:p>
      <text:p text:style-name="P17">arr2 = []</text:p>
      <text:p text:style-name="P17">arr3 = []</text:p>
      <text:p text:style-name="P20"/>
      <text:p text:style-name="P17"><text:span text:style-name="T3">Dir</text:span>.glob(<text:span text:style-name="T1">ARGV</text:span>[<text:span text:style-name="T10">0</text:span>]+<text:span text:style-name="T5">"</text:span><text:span text:style-name="T7">*.rb</text:span><text:span text:style-name="T5">"</text:span>) <text:span text:style-name="T12">do</text:span> |first_folder|</text:p>
      <text:p text:style-name="P18"><text:s text:c="2"/><text:span text:style-name="T14">name = first_folder.split(</text:span><text:span text:style-name="T6">'</text:span><text:span text:style-name="T8">/</text:span><text:span text:style-name="T6">'</text:span><text:span text:style-name="T14">).last.split(</text:span><text:span text:style-name="T6">'</text:span><text:span text:style-name="T8">.</text:span><text:span text:style-name="T6">'</text:span><text:span text:style-name="T14">).first.split(</text:span><text:span text:style-name="T6">'</text:span><text:span text:style-name="T8">_</text:span><text:span text:style-name="T6">'</text:span><text:span text:style-name="T14">)</text:span></text:p>
      <text:p text:style-name="P18"><text:s text:c="2"/></text:p>
      <text:p text:style-name="P18"><text:s text:c="2"/><text:span text:style-name="T13">if</text:span><text:span text:style-name="T14"> name.length == </text:span><text:span text:style-name="T11">3</text:span></text:p>
      <text:p text:style-name="P18"><text:s text:c="4"/><text:span text:style-name="T13">if</text:span><text:span text:style-name="T14"> name[</text:span><text:span text:style-name="T11">1</text:span><text:span text:style-name="T14">].to_s.length == </text:span><text:span text:style-name="T11">5</text:span></text:p>
      <text:p text:style-name="P18"><text:s text:c="6"/><text:span text:style-name="T14">arr1[i] = []</text:span></text:p>
      <text:p text:style-name="P18"><text:s text:c="6"/><text:span text:style-name="T14">arr[i][</text:span><text:span text:style-name="T11">0</text:span><text:span text:style-name="T14">] = name[</text:span><text:span text:style-name="T11">0</text:span><text:span text:style-name="T14">]</text:span></text:p>
      <text:p text:style-name="P18"><text:s text:c="6"/><text:span text:style-name="T14">arr[i][</text:span><text:span text:style-name="T11">1</text:span><text:span text:style-name="T14">] = name[</text:span><text:span text:style-name="T11">1</text:span><text:span text:style-name="T14">]</text:span></text:p>
      <text:p text:style-name="P18"><text:s text:c="6"/><text:span text:style-name="T14">i+=</text:span><text:span text:style-name="T11">1</text:span></text:p>
      <text:p text:style-name="P18"><text:s text:c="4"/><text:span text:style-name="T13">end</text:span></text:p>
      <text:p text:style-name="P18"><text:s text:c="2"/><text:span text:style-name="T13">end</text:span></text:p>
      <text:p text:style-name="P17"><text:span text:style-name="T12">end</text:span> <text:s/></text:p>
      <text:p text:style-name="P17">i = <text:span text:style-name="T10">0</text:span></text:p>
      <text:p text:style-name="P20"/>
      <text:p text:style-name="P17"><text:span text:style-name="T3">Dir</text:span>.glob(<text:span text:style-name="T1">ARGV</text:span>[<text:span text:style-name="T10">1</text:span>]+<text:span text:style-name="T5">"</text:span><text:span text:style-name="T7">*.rb</text:span><text:span text:style-name="T5">"</text:span>) <text:span text:style-name="T12">do</text:span> |second_folder|</text:p>
      <text:p text:style-name="P18"><text:s text:c="2"/><text:span text:style-name="T14">name = second_folder.split(</text:span><text:span text:style-name="T6">'</text:span><text:span text:style-name="T8">/</text:span><text:span text:style-name="T6">'</text:span><text:span text:style-name="T14">).last.split(</text:span><text:span text:style-name="T6">'</text:span><text:span text:style-name="T8">.</text:span><text:span text:style-name="T6">'</text:span><text:span text:style-name="T14">).first.split(</text:span><text:span text:style-name="T6">'</text:span><text:span text:style-name="T8">_</text:span><text:span text:style-name="T6">'</text:span><text:span text:style-name="T14">)</text:span></text:p>
      <text:p text:style-name="P18"><text:s text:c="2"/></text:p>
      <text:p text:style-name="P18"><text:s text:c="2"/><text:span text:style-name="T13">if</text:span><text:span text:style-name="T14"> name.length == </text:span><text:span text:style-name="T11">3</text:span></text:p>
      <text:p text:style-name="P18"><text:s text:c="4"/><text:span text:style-name="T13">if</text:span><text:span text:style-name="T14"> name[</text:span><text:span text:style-name="T11">1</text:span><text:span text:style-name="T14">].to_s.length == </text:span><text:span text:style-name="T11">5</text:span></text:p>
      <text:p text:style-name="P18"><text:s text:c="6"/><text:span text:style-name="T14">arr1[i] = []</text:span></text:p>
      <text:p text:style-name="P18"><text:s text:c="6"/><text:span text:style-name="T14">arr[i][</text:span><text:span text:style-name="T11">0</text:span><text:span text:style-name="T14">] = name_1[</text:span><text:span text:style-name="T11">0</text:span><text:span text:style-name="T14">]</text:span></text:p>
      <text:p text:style-name="P18"><text:s text:c="6"/><text:span text:style-name="T14">arr[i][</text:span><text:span text:style-name="T11">1</text:span><text:span text:style-name="T14">] = name_1[</text:span><text:span text:style-name="T11">1</text:span><text:span text:style-name="T14">]</text:span></text:p>
      <text:p text:style-name="P18"><text:s text:c="6"/><text:span text:style-name="T14">i+=</text:span><text:span text:style-name="T11">1</text:span></text:p>
      <text:p text:style-name="P18"><text:s text:c="4"/><text:span text:style-name="T13">end</text:span></text:p>
      <text:p text:style-name="P18"><text:s text:c="2"/><text:span text:style-name="T13">end</text:span></text:p>
      <text:p text:style-name="P19">end</text:p>
      <text:p text:style-name="P17">i = <text:span text:style-name="T10">0</text:span></text:p>
      <text:p text:style-name="P20"/>
      <text:p text:style-name="P17">arr1.each <text:span text:style-name="T12">do</text:span> |compare1|</text:p>
      <text:p text:style-name="P18"><text:s text:c="2"/><text:span text:style-name="T14">arr2.each </text:span><text:span text:style-name="T13">do</text:span><text:span text:style-name="T14"> |compare2|</text:span></text:p>
      <text:p text:style-name="P18"><text:s text:c="4"/><text:span text:style-name="T13">if</text:span><text:span text:style-name="T14"> compare2 == compare1</text:span></text:p>
      <text:p text:style-name="P18"><text:s text:c="6"/><text:span text:style-name="T14">arr3[i] = compare1</text:span></text:p>
      <text:p text:style-name="P18"><text:s text:c="6"/><text:span text:style-name="T14">i+=</text:span><text:span text:style-name="T11">1</text:span></text:p>
      <text:p text:style-name="P18"><text:s text:c="4"/><text:span text:style-name="T13">end</text:span></text:p>
      <text:p text:style-name="P18"><text:s text:c="2"/><text:span text:style-name="T13">end</text:span></text:p>
      <text:p text:style-name="P19">end</text:p>
      <text:p text:style-name="P20"/>
      <text:p text:style-name="P20"/>
      <text:p text:style-name="P17">sort = arr3.sort_by{|asd| asd[<text:span text:style-name="T10">1</text:span>]}</text:p>
      <text:p text:style-name="P17"><text:span text:style-name="T3">CSV</text:span>.open(<text:span text:style-name="T5">"</text:span><text:span text:style-name="T7">students.csv</text:span><text:span text:style-name="T5">"</text:span>, <text:span text:style-name="T5">"</text:span><text:span text:style-name="T7">w</text:span><text:span text:style-name="T5">"</text:span>) <text:span text:style-name="T12">do</text:span> |csv|</text:p>
      <text:p text:style-name="P18"><text:s text:c="4"/><text:span text:style-name="T14">sort.each </text:span><text:span text:style-name="T13">do</text:span><text:span text:style-name="T14"> |element|</text:span></text:p>
      <text:p text:style-name="P18"><text:s text:c="8"/><text:span text:style-name="T14">csv &lt;&lt; element</text:span></text:p>
      <text:p text:style-name="P18"><text:s text:c="4"/><text:span text:style-name="T13">end</text:span></text:p>
      <text:p text:style-name="P19">end</text:p>
      <text:p text:style-name="P2"/>
      <text:p text:style-name="P2"/>
      <text:p text:style-name="P21">Dimitar Nesterov</text:p>
      <text:p text:style-name="P16">Code:</text:p>
      <text:p text:style-name="P11">require <text:span text:style-name="T5">'</text:span><text:span text:style-name="T7">csv</text:span><text:span text:style-name="T5">'</text:span></text:p>
      <text:p text:style-name="P17"><text:span text:style-name="T12">def</text:span> <text:span text:style-name="T15">is_numeric</text:span>(o)</text:p>
      <text:p text:style-name="P18"><text:s text:c="4"/><text:span text:style-name="T2">true</text:span><text:span text:style-name="T14"> </text:span><text:span text:style-name="T13">if</text:span><text:span text:style-name="T14"> Integer(o) </text:span><text:span text:style-name="T13">rescue</text:span><text:span text:style-name="T14"> </text:span><text:span text:style-name="T2">false</text:span></text:p>
      <text:p text:style-name="P19">end</text:p>
      <text:p text:style-name="P17">array = []</text:p>
      <text:p text:style-name="P17">count = <text:span text:style-name="T10">0</text:span></text:p>
      <text:p text:style-name="P17"><text:span text:style-name="T3">Dir</text:span>.glob(<text:span text:style-name="T1">ARGV</text:span>[<text:span text:style-name="T10">0</text:span>] + <text:span text:style-name="T5">"</text:span><text:span text:style-name="T7">*.rb</text:span><text:span text:style-name="T5">"</text:span>) <text:span text:style-name="T12">do</text:span> |file|</text:p>
      <text:p text:style-name="P18"><text:s text:c="2"/><text:span text:style-name="T14">name = file.split(</text:span><text:span text:style-name="T6">"</text:span><text:span text:style-name="T8">/</text:span><text:span text:style-name="T6">"</text:span><text:span text:style-name="T14">).last.split(</text:span><text:span text:style-name="T6">"</text:span><text:span text:style-name="T8">.</text:span><text:span text:style-name="T6">"</text:span><text:span text:style-name="T14">).first.split(</text:span><text:span text:style-name="T6">"</text:span><text:span text:style-name="T8">_</text:span><text:span text:style-name="T6">"</text:span><text:span text:style-name="T14">)</text:span></text:p>
      <text:p text:style-name="P18"><text:s text:c="2"/></text:p>
      <text:p text:style-name="P18"><text:s text:c="2"/><text:span text:style-name="T14">name[</text:span><text:span text:style-name="T11">0</text:span><text:span text:style-name="T14">] = name[</text:span><text:span text:style-name="T11">0</text:span><text:span text:style-name="T14">].to_s</text:span></text:p>
      <text:p text:style-name="P18"><text:s text:c="2"/><text:span text:style-name="T14">name[</text:span><text:span text:style-name="T11">0</text:span><text:span text:style-name="T14">] = name[</text:span><text:span text:style-name="T11">0</text:span><text:span text:style-name="T14">].capitalize</text:span></text:p>
      <text:p text:style-name="P18"><text:s text:c="2"/></text:p>
      <text:p text:style-name="P18"><text:s text:c="2"/><text:span text:style-name="T14">name[</text:span><text:span text:style-name="T11">1</text:span><text:span text:style-name="T14">] = name[</text:span><text:span text:style-name="T11">1</text:span><text:span text:style-name="T14">].to_s</text:span></text:p>
      <text:p text:style-name="P18"><text:s text:c="2"/><text:span text:style-name="T14">name[</text:span><text:span text:style-name="T11">1</text:span><text:span text:style-name="T14">] = name[</text:span><text:span text:style-name="T11">1</text:span><text:span text:style-name="T14">].capitalize</text:span></text:p>
      <text:p text:style-name="P18"><text:s text:c="2"/></text:p>
      <text:p text:style-name="P18"><text:s text:c="2"/><text:span text:style-name="T13">if</text:span><text:span text:style-name="T14"> name.size == </text:span><text:span text:style-name="T11">3</text:span><text:span text:style-name="T14"> &amp;&amp; is_numeric(name[</text:span><text:span text:style-name="T11">2</text:span><text:span text:style-name="T14">])</text:span></text:p>
      <text:p text:style-name="P18"><text:s text:c="4"/><text:span text:style-name="T13">if</text:span><text:span text:style-name="T14"> name[</text:span><text:span text:style-name="T11">1</text:span><text:span text:style-name="T14">].length == </text:span><text:span text:style-name="T11">10</text:span></text:p>
      <text:p text:style-name="P18"><text:s text:c="2"/></text:p>
      <text:p text:style-name="P18"><text:s text:c="6"/><text:span text:style-name="T14">array[count] = []</text:span></text:p>
      <text:p text:style-name="P18"><text:s text:c="6"/><text:span text:style-name="T14">array[count][</text:span><text:span text:style-name="T11">0</text:span><text:span text:style-name="T14">] = name[</text:span><text:span text:style-name="T11">0</text:span><text:span text:style-name="T14">].to_s</text:span></text:p>
      <text:p text:style-name="P18"><text:s text:c="6"/><text:span text:style-name="T14">array[count][</text:span><text:span text:style-name="T11">1</text:span><text:span text:style-name="T14">] = </text:span><text:span text:style-name="T6">"</text:span><text:span text:style-name="T8"> </text:span><text:span text:style-name="T17">#{</text:span><text:span text:style-name="T14">name[</text:span><text:span text:style-name="T11">1</text:span><text:span text:style-name="T14">].to_s</text:span><text:span text:style-name="T17">}</text:span><text:span text:style-name="T6">"</text:span></text:p>
      <text:p text:style-name="P18"><text:s text:c="6"/><text:span text:style-name="T14">count += </text:span><text:span text:style-name="T11">1</text:span></text:p>
      <text:p text:style-name="P18"><text:s text:c="4"/></text:p>
      <text:p text:style-name="P18"><text:s text:c="4"/><text:span text:style-name="T13">end</text:span></text:p>
      <text:p text:style-name="P18"><text:s text:c="2"/><text:span text:style-name="T13">end</text:span></text:p>
      <text:p text:style-name="P19">end</text:p>
      <text:p text:style-name="P17">array = array.sort_by {|el| -el[<text:span text:style-name="T10">1</text:span>]}</text:p>
      <text:p text:style-name="P17"><text:span text:style-name="T3">CSV</text:span>.open(<text:span text:style-name="T5">"</text:span><text:span text:style-name="T7">result.csv</text:span><text:span text:style-name="T5">"</text:span>, <text:span text:style-name="T5">"</text:span><text:span text:style-name="T7">w</text:span><text:span text:style-name="T5">"</text:span>) <text:span text:style-name="T12">do</text:span> |csv|</text:p>
      <text:p text:style-name="P18"><text:s text:c="2"/></text:p>
      <text:p text:style-name="P18"><text:s text:c="4"/><text:span text:style-name="T14">array.uniq.each </text:span><text:span text:style-name="T13">do</text:span><text:span text:style-name="T14"> |e|</text:span></text:p>
      <text:p text:style-name="P18"><text:s text:c="6"/></text:p>
      <text:p text:style-name="P18"><text:s text:c="6"/><text:span text:style-name="T14">csv &lt;&lt; e</text:span></text:p>
      <text:p text:style-name="P18"><text:s text:c="4"/></text:p>
      <text:p text:style-name="P18"><text:s text:c="4"/><text:span text:style-name="T13">end</text:span></text:p>
      <text:p text:style-name="P20"/>
      <text:p text:style-name="P19">end</text:p>
      <text:p text:style-name="P2"/>
      <text:p text:style-name="P7">Dimitar Terziev</text:p>
      <text:p text:style-name="P3">Code:</text:p>
      <text:p text:style-name="P12">require <text:span text:style-name="T5">'</text:span><text:span text:style-name="T7">csv</text:span><text:span text:style-name="T5">'</text:span></text:p>
      <text:p text:style-name="P17">arr = []</text:p>
      <text:p text:style-name="P17"><text:span text:style-name="T3">Dir</text:span>.glob(<text:span text:style-name="T5">"</text:span><text:span text:style-name="T18">#{</text:span><text:span text:style-name="T1">ARGV</text:span>[<text:span text:style-name="T10">0</text:span>]<text:span text:style-name="T18">}</text:span><text:span text:style-name="T7">*.rb*</text:span><text:span text:style-name="T5">"</text:span>){|file|</text:p>
      <text:p text:style-name="P18"><text:s text:c="2"/><text:span text:style-name="T14">file_str = file.split(</text:span><text:span text:style-name="T6">'</text:span><text:span text:style-name="T8">/</text:span><text:span text:style-name="T6">'</text:span><text:span text:style-name="T14">).last</text:span></text:p>
      <text:p text:style-name="P18"><text:s text:c="2"/><text:span text:style-name="T13">if</text:span><text:span text:style-name="T14">(file_str=~</text:span><text:span text:style-name="T19">/</text:span><text:span text:style-name="T8">\A</text:span><text:span text:style-name="T20">[a-zA-Z]+</text:span><text:span text:style-name="T8">\_</text:span><text:span text:style-name="T20">[a-zA-Z]+</text:span><text:span text:style-name="T8">\_\d</text:span><text:span text:style-name="T20">+</text:span><text:span text:style-name="T8">\.</text:span><text:span text:style-name="T20">rb</text:span><text:span text:style-name="T8">\z</text:span><text:span text:style-name="T19">/</text:span><text:span text:style-name="T14"> &amp;&amp; file_str.split(</text:span><text:span text:style-name="T6">'</text:span><text:span text:style-name="T8">_</text:span><text:span text:style-name="T6">'</text:span><text:span text:style-name="T14">)[</text:span><text:span text:style-name="T11">1</text:span><text:span text:style-name="T14">].size == </text:span><text:span text:style-name="T11">5</text:span><text:span text:style-name="T14">)</text:span></text:p>
      <text:p text:style-name="P18"><text:s text:c="4"/><text:span text:style-name="T14">arr.push(</text:span><text:span text:style-name="T6">"</text:span><text:span text:style-name="T17">#{</text:span><text:span text:style-name="T14">file_str.split(</text:span><text:span text:style-name="T6">'</text:span><text:span text:style-name="T8">_</text:span><text:span text:style-name="T6">'</text:span><text:span text:style-name="T14">)[</text:span><text:span text:style-name="T11">1</text:span><text:span text:style-name="T14">]</text:span><text:span text:style-name="T17">}</text:span><text:span text:style-name="T8"> </text:span><text:span text:style-name="T17">#{</text:span><text:span text:style-name="T14">file_str.split(</text:span><text:span text:style-name="T6">'</text:span><text:span text:style-name="T8">_</text:span><text:span text:style-name="T6">'</text:span><text:span text:style-name="T14">).first</text:span><text:span text:style-name="T17">}</text:span><text:span text:style-name="T6">"</text:span><text:span text:style-name="T14">)</text:span></text:p>
      <text:p text:style-name="P18"><text:s text:c="2"/><text:span text:style-name="T13">end</text:span></text:p>
      <text:p text:style-name="P17">}</text:p>
      <text:p text:style-name="P17"><text:span text:style-name="T3">CSV</text:span>.open(<text:span text:style-name="T5">'</text:span><text:span text:style-name="T7">result.csv</text:span><text:span text:style-name="T5">'</text:span>,<text:span text:style-name="T5">'</text:span><text:span text:style-name="T7">w</text:span><text:span text:style-name="T5">'</text:span>){|csv|</text:p>
      <text:p text:style-name="P18"><text:s text:c="2"/><text:span text:style-name="T14">arr.uniq.sort.each{|el|</text:span></text:p>
      <text:p text:style-name="P18"><text:s text:c="4"/><text:span text:style-name="T14">csv &lt;&lt; </text:span><text:span text:style-name="T6">"</text:span><text:span text:style-name="T17">#{</text:span><text:span text:style-name="T14">el.split(</text:span><text:span text:style-name="T6">'</text:span><text:span text:style-name="T8"> </text:span><text:span text:style-name="T6">'</text:span><text:span text:style-name="T14">).last</text:span><text:span text:style-name="T17">}</text:span><text:span text:style-name="T8"> </text:span><text:span text:style-name="T17">#{</text:span><text:span text:style-name="T14">el.split(</text:span><text:span text:style-name="T6">'</text:span><text:span text:style-name="T8"> </text:span><text:span text:style-name="T6">'</text:span><text:span text:style-name="T14">).first</text:span><text:span text:style-name="T17">}</text:span><text:span text:style-name="T6">"</text:span><text:span text:style-name="T14">.split(</text:span><text:span text:style-name="T6">'</text:span><text:span text:style-name="T8"> </text:span><text:span text:style-name="T6">'</text:span><text:span text:style-name="T14">)</text:span></text:p>
      <text:p text:style-name="P18"><text:s text:c="2"/><text:span text:style-name="T14">}</text:span></text:p>
      <text:p text:style-name="P17">}</text:p>
      <text:p text:style-name="P3"/>
      <text:p text:style-name="P7">Georgi Ivanov</text:p>
      <text:p text:style-name="P3">Code:</text:p>
      <text:p text:style-name="P12">require <text:span text:style-name="T5">"</text:span><text:span text:style-name="T7">csv</text:span><text:span text:style-name="T5">"</text:span></text:p>
      <text:p text:style-name="P20"/>
      <text:p text:style-name="P17">arr = []</text:p>
      <text:p text:style-name="P17">i = <text:span text:style-name="T10">0</text:span></text:p>
      <text:p text:style-name="P20"/>
      <text:p text:style-name="P17"><text:span text:style-name="T3">Dir</text:span>.glob(<text:span text:style-name="T1">ARGV</text:span>[<text:span text:style-name="T10">0</text:span>]+<text:span text:style-name="T5">"</text:span><text:span text:style-name="T7">*.rb</text:span><text:span text:style-name="T5">"</text:span>) <text:span text:style-name="T12">do</text:span> |file|</text:p>
      <text:p text:style-name="P18"><text:s text:c="3"/><text:span text:style-name="T14">name = file.split(</text:span><text:span text:style-name="T6">'</text:span><text:span text:style-name="T8">/</text:span><text:span text:style-name="T6">'</text:span><text:span text:style-name="T14">).last.split(</text:span><text:span text:style-name="T6">'</text:span><text:span text:style-name="T8">.</text:span><text:span text:style-name="T6">'</text:span><text:span text:style-name="T14">).first.split(</text:span><text:span text:style-name="T6">'</text:span><text:span text:style-name="T8">_</text:span><text:span text:style-name="T6">'</text:span><text:span text:style-name="T14">)</text:span></text:p>
      <text:p text:style-name="P18"><text:s text:c="3"/><text:span text:style-name="T14">firstname = name[</text:span><text:span text:style-name="T11">0</text:span><text:span text:style-name="T14">]</text:span></text:p>
      <text:p text:style-name="P18"><text:s text:c="2"/><text:span text:style-name="T14">lastname = name[</text:span><text:span text:style-name="T11">1</text:span><text:span text:style-name="T14">]</text:span></text:p>
      <text:p text:style-name="P18"><text:s text:c="2"/><text:span text:style-name="T14">exercise = name[</text:span><text:span text:style-name="T11">2</text:span><text:span text:style-name="T14">] <text:s/></text:span></text:p>
      <text:p text:style-name="P18"><text:s text:c="4"/></text:p>
      <text:p text:style-name="P18"><text:s text:c="2"/><text:span text:style-name="T13">if</text:span><text:span text:style-name="T14"> firstname == </text:span><text:span text:style-name="T6">''</text:span><text:span text:style-name="T14"> || lastname == </text:span><text:span text:style-name="T6">''</text:span><text:span text:style-name="T14"> || exercise == </text:span><text:span text:style-name="T6">''</text:span></text:p>
      <text:p text:style-name="P18"><text:s text:c="2"/><text:span text:style-name="T13">elsif</text:span><text:span text:style-name="T14"> name.length == </text:span><text:span text:style-name="T11">3</text:span><text:span text:style-name="T14"> <text:s/></text:span></text:p>
      <text:p text:style-name="P18"><text:s text:c="2"/></text:p>
      <text:p text:style-name="P18"><text:s text:c="3"/><text:span text:style-name="T13">if</text:span><text:span text:style-name="T14"> lastname.length == </text:span><text:span text:style-name="T11">5</text:span></text:p>
      <text:p text:style-name="P18"><text:s text:c="6"/><text:span text:style-name="T14">arr[i] = []</text:span></text:p>
      <text:p text:style-name="P18"><text:s text:c="6"/><text:span text:style-name="T14">arr[i][</text:span><text:span text:style-name="T11">0</text:span><text:span text:style-name="T14">] = name[</text:span><text:span text:style-name="T11">0</text:span><text:span text:style-name="T14">]</text:span></text:p>
      <text:p text:style-name="P18"><text:s text:c="6"/><text:span text:style-name="T14">arr[i][</text:span><text:span text:style-name="T11">1</text:span><text:span text:style-name="T14">] = name[</text:span><text:span text:style-name="T11">1</text:span><text:span text:style-name="T14">]</text:span></text:p>
      <text:p text:style-name="P18"><text:s text:c="6"/><text:span text:style-name="T14">i+=</text:span><text:span text:style-name="T11">1</text:span></text:p>
      <text:p text:style-name="P18"><text:s text:c="4"/><text:span text:style-name="T13">end</text:span></text:p>
      <text:p text:style-name="P18"><text:s text:c="4"/><text:span text:style-name="T13">end</text:span></text:p>
      <text:p text:style-name="P17"><text:span text:style-name="T12">end</text:span> </text:p>
      <text:p text:style-name="P20"/>
      <text:p text:style-name="P20"/>
      <text:p text:style-name="P17">daiba = arr.sort_by{|asd| asd[<text:span text:style-name="T10">0</text:span>]}.reverse!</text:p>
      <text:p text:style-name="P17"><text:span text:style-name="T3">CSV</text:span>.open(<text:span text:style-name="T5">"</text:span><text:span text:style-name="T7">result.csv</text:span><text:span text:style-name="T5">"</text:span>, <text:span text:style-name="T5">"</text:span><text:span text:style-name="T7">w</text:span><text:span text:style-name="T5">"</text:span>) <text:span text:style-name="T12">do</text:span> |csv|</text:p>
      <text:p text:style-name="P18"><text:s text:c="3"/><text:span text:style-name="T14">daiba.each </text:span><text:span text:style-name="T13">do</text:span><text:span text:style-name="T14"> |element|</text:span></text:p>
      <text:p text:style-name="P18"><text:s text:c="6"/><text:span text:style-name="T14">csv &lt;&lt; element</text:span></text:p>
      <text:p text:style-name="P18"><text:s text:c="2"/><text:span text:style-name="T13">end</text:span></text:p>
      <text:p text:style-name="P19">end</text:p>
      <text:p text:style-name="P3"/>
      <text:p text:style-name="P7">Hristo Dachev</text:p>
      <text:p text:style-name="P3">Code:</text:p>
      <text:p text:style-name="P12">require <text:span text:style-name="T5">'</text:span><text:span text:style-name="T7">csv</text:span><text:span text:style-name="T5">'</text:span></text:p>
      <text:p text:style-name="P20"/>
      <text:p text:style-name="P17">hash = <text:span text:style-name="T3">Hash</text:span>.new</text:p>
      <text:p text:style-name="P20"/>
      <text:p text:style-name="P17"><text:span text:style-name="T3">Dir</text:span>.glob(<text:span text:style-name="T5">"</text:span><text:span text:style-name="T18">#{</text:span><text:span text:style-name="T1">ARGV</text:span>[<text:span text:style-name="T10">0</text:span>]<text:span text:style-name="T18">}</text:span><text:span text:style-name="T7">*</text:span><text:span text:style-name="T5">"</text:span>).each <text:span text:style-name="T12">do</text:span> |path|</text:p>
      <text:p text:style-name="P18"><text:s text:c="2"/><text:span text:style-name="T14">first_name = <text:s text:c="2"/>path.split(</text:span><text:span text:style-name="T6">"</text:span><text:span text:style-name="T8">/</text:span><text:span text:style-name="T6">"</text:span><text:span text:style-name="T14">).last.split(</text:span><text:span text:style-name="T6">"</text:span><text:span text:style-name="T8">_</text:span><text:span text:style-name="T6">"</text:span><text:span text:style-name="T14">).first</text:span></text:p>
      <text:p text:style-name="P18"><text:s text:c="2"/><text:span text:style-name="T14">last_name = <text:s text:c="2"/>path.split(</text:span><text:span text:style-name="T6">"</text:span><text:span text:style-name="T8">/</text:span><text:span text:style-name="T6">"</text:span><text:span text:style-name="T14">).last.split(</text:span><text:span text:style-name="T6">"</text:span><text:span text:style-name="T8">_</text:span><text:span text:style-name="T6">"</text:span><text:span text:style-name="T14">, </text:span><text:span text:style-name="T11">2</text:span><text:span text:style-name="T14">).last.split(</text:span><text:span text:style-name="T6">"</text:span><text:span text:style-name="T8">_</text:span><text:span text:style-name="T6">"</text:span><text:span text:style-name="T14">).first</text:span></text:p>
      <text:p text:style-name="P18"><text:s text:c="2"/><text:span text:style-name="T14">digit = <text:s text:c="4"/>path.split(</text:span><text:span text:style-name="T6">"</text:span><text:span text:style-name="T8">/</text:span><text:span text:style-name="T6">"</text:span><text:span text:style-name="T14">).last.split(</text:span><text:span text:style-name="T6">"</text:span><text:span text:style-name="T8">_</text:span><text:span text:style-name="T6">"</text:span><text:span text:style-name="T14">, </text:span><text:span text:style-name="T11">2</text:span><text:span text:style-name="T14">).last.split(</text:span><text:span text:style-name="T6">"</text:span><text:span text:style-name="T8">_</text:span><text:span text:style-name="T6">"</text:span><text:span text:style-name="T14">).last.split(</text:span><text:span text:style-name="T6">"</text:span><text:span text:style-name="T8">.</text:span><text:span text:style-name="T6">"</text:span><text:span text:style-name="T14">).first</text:span></text:p>
      <text:p text:style-name="P18"><text:s text:c="2"/><text:span text:style-name="T14">name = path.split(</text:span><text:span text:style-name="T6">"</text:span><text:span text:style-name="T8">/</text:span><text:span text:style-name="T6">"</text:span><text:span text:style-name="T14">).last</text:span></text:p>
      <text:p text:style-name="P18"><text:s text:c="2"/></text:p>
      <text:p text:style-name="P18"><text:s text:c="2"/><text:span text:style-name="T13">if</text:span><text:span text:style-name="T14"> name.include? </text:span><text:span text:style-name="T6">"</text:span><text:span text:style-name="T8">_</text:span><text:span text:style-name="T6">"</text:span><text:span text:style-name="T14"> </text:span><text:span text:style-name="T13">then</text:span><text:span text:style-name="T14"> counter = name.count </text:span><text:span text:style-name="T6">"</text:span><text:span text:style-name="T8">_</text:span><text:span text:style-name="T6">"</text:span><text:span text:style-name="T14"> </text:span><text:span text:style-name="T13">end</text:span></text:p>
      <text:p text:style-name="P20"/>
      <text:p text:style-name="P18"><text:s text:c="2"/><text:span text:style-name="T13">if</text:span><text:span text:style-name="T14"> (counter != </text:span><text:span text:style-name="T11">2</text:span><text:span text:style-name="T14">) || (digit.to_i.to_s != digit)</text:span></text:p>
      <text:p text:style-name="P18"><text:s text:c="4"/><text:span text:style-name="T14">l = name.length</text:span></text:p>
      <text:p text:style-name="P18"><text:s text:c="4"/><text:span text:style-name="T14">hash[name] = l</text:span></text:p>
      <text:p text:style-name="P18"><text:s text:c="2"/><text:span text:style-name="T13">end</text:span></text:p>
      <text:p text:style-name="P19">end</text:p>
      <text:p text:style-name="P17"><text:span text:style-name="T3">Dir</text:span>.glob(<text:span text:style-name="T5">"</text:span><text:span text:style-name="T18">#{</text:span><text:span text:style-name="T1">ARGV</text:span>[<text:span text:style-name="T10">1</text:span>]<text:span text:style-name="T18">}</text:span><text:span text:style-name="T7">*</text:span><text:span text:style-name="T5">"</text:span>).each <text:span text:style-name="T12">do</text:span> |path|</text:p>
      <text:p text:style-name="P18"><text:s text:c="2"/><text:span text:style-name="T14">first_name = <text:s text:c="2"/>path.split(</text:span><text:span text:style-name="T6">"</text:span><text:span text:style-name="T8">/</text:span><text:span text:style-name="T6">"</text:span><text:span text:style-name="T14">).last.split(</text:span><text:span text:style-name="T6">"</text:span><text:span text:style-name="T8">_</text:span><text:span text:style-name="T6">"</text:span><text:span text:style-name="T14">).first</text:span></text:p>
      <text:p text:style-name="P18"><text:s text:c="2"/><text:span text:style-name="T14">last_name = <text:s text:c="2"/>path.split(</text:span><text:span text:style-name="T6">"</text:span><text:span text:style-name="T8">/</text:span><text:span text:style-name="T6">"</text:span><text:span text:style-name="T14">).last.split(</text:span><text:span text:style-name="T6">"</text:span><text:span text:style-name="T8">_</text:span><text:span text:style-name="T6">"</text:span><text:span text:style-name="T14">, </text:span><text:span text:style-name="T11">2</text:span><text:span text:style-name="T14">).last.split(</text:span><text:span text:style-name="T6">"</text:span><text:span text:style-name="T8">_</text:span><text:span text:style-name="T6">"</text:span><text:span text:style-name="T14">).first</text:span></text:p>
      <text:p text:style-name="P18"><text:s text:c="2"/><text:span text:style-name="T14">digit = <text:s text:c="4"/>path.split(</text:span><text:span text:style-name="T6">"</text:span><text:span text:style-name="T8">/</text:span><text:span text:style-name="T6">"</text:span><text:span text:style-name="T14">).last.split(</text:span><text:span text:style-name="T6">"</text:span><text:span text:style-name="T8">_</text:span><text:span text:style-name="T6">"</text:span><text:span text:style-name="T14">, </text:span><text:span text:style-name="T11">2</text:span><text:span text:style-name="T14">).last.split(</text:span><text:span text:style-name="T6">"</text:span><text:span text:style-name="T8">_</text:span><text:span text:style-name="T6">"</text:span><text:span text:style-name="T14">).last.split(</text:span><text:span text:style-name="T6">"</text:span><text:span text:style-name="T8">.</text:span><text:span text:style-name="T6">"</text:span><text:span text:style-name="T14">).first</text:span></text:p>
      <text:p text:style-name="P20"/>
      <text:p text:style-name="P18"><text:s text:c="2"/></text:p>
      <text:p text:style-name="P18"><text:s text:c="2"/></text:p>
      <text:p text:style-name="P18"><text:s text:c="2"/><text:span text:style-name="T14">name = path.split(</text:span><text:span text:style-name="T6">"</text:span><text:span text:style-name="T8">/</text:span><text:span text:style-name="T6">"</text:span><text:span text:style-name="T14">).last</text:span></text:p>
      <text:p text:style-name="P18"><text:s text:c="2"/><text:span text:style-name="T13">if</text:span><text:span text:style-name="T14"> name.include? </text:span><text:span text:style-name="T6">"</text:span><text:span text:style-name="T8">_</text:span><text:span text:style-name="T6">"</text:span><text:span text:style-name="T14"> </text:span><text:span text:style-name="T13">then</text:span><text:span text:style-name="T14"> counter = name.count </text:span><text:span text:style-name="T6">"</text:span><text:span text:style-name="T8">_</text:span><text:span text:style-name="T6">"</text:span><text:span text:style-name="T14"> </text:span><text:span text:style-name="T13">end</text:span></text:p>
      <text:p text:style-name="P20"/>
      <text:p text:style-name="P18"><text:s text:c="2"/><text:span text:style-name="T13">if</text:span><text:span text:style-name="T14"> (counter != </text:span><text:span text:style-name="T11">2</text:span><text:span text:style-name="T14">) || (digit.to_i.to_s != digit)</text:span></text:p>
      <text:p text:style-name="P18"><text:s text:c="4"/><text:span text:style-name="T14">l = name.length</text:span></text:p>
      <text:p text:style-name="P18"><text:s text:c="4"/><text:span text:style-name="T14">hash[name] = l</text:span></text:p>
      <text:p text:style-name="P18"><text:s text:c="2"/><text:span text:style-name="T13">end</text:span></text:p>
      <text:p text:style-name="P17"><text:span text:style-name="T12">end</text:span> <text:s/></text:p>
      <text:p text:style-name="P20"/>
      <text:p text:style-name="P17"><text:span text:style-name="T3">CSV</text:span>.open(<text:span text:style-name="T5">"</text:span><text:span text:style-name="T7">result.csv</text:span><text:span text:style-name="T5">"</text:span>, <text:span text:style-name="T5">"</text:span><text:span text:style-name="T7">w</text:span><text:span text:style-name="T5">"</text:span>) <text:span text:style-name="T12">do</text:span> |csv|</text:p>
      <text:p text:style-name="P18"><text:s text:c="2"/><text:span text:style-name="T14">hash.sort_by{ |k, v| v}.each </text:span><text:span text:style-name="T13">do</text:span><text:span text:style-name="T14"> |name, length|</text:span></text:p>
      <text:p text:style-name="P18"><text:s text:c="4"/><text:span text:style-name="T14">csv &lt;&lt; [</text:span><text:span text:style-name="T6">"</text:span><text:span text:style-name="T17">#{</text:span><text:span text:style-name="T14">name</text:span><text:span text:style-name="T17">}</text:span><text:span text:style-name="T6">"</text:span><text:span text:style-name="T14">,</text:span><text:span text:style-name="T6">"</text:span><text:span text:style-name="T17">#{</text:span><text:span text:style-name="T14">length</text:span><text:span text:style-name="T17">}</text:span><text:span text:style-name="T6">"</text:span><text:span text:style-name="T14">]</text:span></text:p>
      <text:p text:style-name="P18"><text:s text:c="2"/><text:span text:style-name="T13">end</text:span></text:p>
      <text:p text:style-name="P19">end</text:p>
      <text:p text:style-name="P3"/>
      <text:p text:style-name="P7">Ivelin Slavchev</text:p>
      <text:p text:style-name="P3">Code:</text:p>
      <text:p text:style-name="P12">require <text:span text:style-name="T5">'</text:span><text:span text:style-name="T7">csv</text:span><text:span text:style-name="T5">'</text:span></text:p>
      <text:p text:style-name="P17">result = <text:span text:style-name="T3">Hash</text:span>.new</text:p>
      <text:p text:style-name="P17"><text:span text:style-name="T3">Dir</text:span>.glob(<text:span text:style-name="T1">ARGV</text:span>[<text:span text:style-name="T10">0</text:span>] + <text:span text:style-name="T5">"</text:span><text:span text:style-name="T7">*</text:span><text:span text:style-name="T5">"</text:span>).each <text:span text:style-name="T12">do</text:span> |file1|</text:p>
      <text:p text:style-name="P18"><text:s text:c="2"/><text:span text:style-name="T14">short1 = file1.split(</text:span><text:span text:style-name="T6">"</text:span><text:span text:style-name="T8">/</text:span><text:span text:style-name="T6">"</text:span><text:span text:style-name="T14">).last</text:span></text:p>
      <text:p text:style-name="P18"><text:s text:c="2"/><text:span text:style-name="T14">ext1 = short1.split(</text:span><text:span text:style-name="T6">"</text:span><text:span text:style-name="T8">.</text:span><text:span text:style-name="T6">"</text:span><text:span text:style-name="T14">).last</text:span></text:p>
      <text:p text:style-name="P18"><text:s text:c="2"/><text:span text:style-name="T14">names1 = short1.split(</text:span><text:span text:style-name="T6">"</text:span><text:span text:style-name="T8">.</text:span><text:span text:style-name="T6">"</text:span><text:span text:style-name="T14">).first</text:span></text:p>
      <text:p text:style-name="P18"><text:s text:c="2"/><text:span text:style-name="T14">digit1 = file1.split(</text:span><text:span text:style-name="T6">"</text:span><text:span text:style-name="T8">_</text:span><text:span text:style-name="T6">"</text:span><text:span text:style-name="T14">).last</text:span></text:p>
      <text:p text:style-name="P18"><text:s text:c="2"/><text:span text:style-name="T13">if</text:span><text:span text:style-name="T14"> (ext1 != </text:span><text:span text:style-name="T6">"</text:span><text:span text:style-name="T8">rb</text:span><text:span text:style-name="T6">"</text:span><text:span text:style-name="T14">) </text:span><text:span text:style-name="T13">or</text:span><text:span text:style-name="T14"> (digit1.to_i.to_s != digit1) </text:span><text:span text:style-name="T13">or</text:span><text:span text:style-name="T14"> (short1.scan(</text:span><text:span text:style-name="T6">"</text:span><text:span text:style-name="T8">_</text:span><text:span text:style-name="T6">"</text:span><text:span text:style-name="T14">).count != </text:span><text:span text:style-name="T11">2</text:span><text:span text:style-name="T14">)</text:span></text:p>
      <text:p text:style-name="P18"><text:s text:c="4"/><text:span text:style-name="T14">result[short1] = short1.length</text:span></text:p>
      <text:p text:style-name="P18"><text:s text:c="2"/><text:span text:style-name="T13">end</text:span></text:p>
      <text:p text:style-name="P19">end</text:p>
      <text:p text:style-name="P17"><text:span text:style-name="T3">Dir</text:span>.glob(<text:span text:style-name="T1">ARGV</text:span>[<text:span text:style-name="T10">1</text:span>] + <text:span text:style-name="T5">"</text:span><text:span text:style-name="T7">*</text:span><text:span text:style-name="T5">"</text:span>).each <text:span text:style-name="T12">do</text:span> |file2|</text:p>
      <text:p text:style-name="P18"><text:s text:c="2"/><text:span text:style-name="T14">short2 = file2.split(</text:span><text:span text:style-name="T6">"</text:span><text:span text:style-name="T8">/</text:span><text:span text:style-name="T6">"</text:span><text:span text:style-name="T14">).last</text:span></text:p>
      <text:p text:style-name="P18"><text:s text:c="2"/><text:span text:style-name="T14">ext2 = short2.split(</text:span><text:span text:style-name="T6">"</text:span><text:span text:style-name="T8">.</text:span><text:span text:style-name="T6">"</text:span><text:span text:style-name="T14">).last</text:span></text:p>
      <text:p text:style-name="P18"><text:s text:c="2"/><text:span text:style-name="T14">names2 = short2.split(</text:span><text:span text:style-name="T6">"</text:span><text:span text:style-name="T8">.</text:span><text:span text:style-name="T6">"</text:span><text:span text:style-name="T14">).first</text:span></text:p>
      <text:p text:style-name="P18"><text:s text:c="2"/><text:span text:style-name="T14">digit2 = file2.split(</text:span><text:span text:style-name="T6">"</text:span><text:span text:style-name="T8">_</text:span><text:span text:style-name="T6">"</text:span><text:span text:style-name="T14">).last</text:span></text:p>
      <text:p text:style-name="P18"><text:s text:c="2"/><text:span text:style-name="T13">if</text:span><text:span text:style-name="T14"> (ext2 != </text:span><text:span text:style-name="T6">"</text:span><text:span text:style-name="T8">rb</text:span><text:span text:style-name="T6">"</text:span><text:span text:style-name="T14">) </text:span><text:span text:style-name="T13">or</text:span><text:span text:style-name="T14"> (digit2.to_i.to_s != digit) </text:span><text:span text:style-name="T13">or</text:span><text:span text:style-name="T14"> (short2.scan(</text:span><text:span text:style-name="T6">"</text:span><text:span text:style-name="T8">_</text:span><text:span text:style-name="T6">"</text:span><text:span text:style-name="T14">).count != </text:span><text:span text:style-name="T11">2</text:span><text:span text:style-name="T14">)</text:span></text:p>
      <text:p text:style-name="P18"><text:s text:c="4"/><text:span text:style-name="T14">result[short2] = short2.length</text:span></text:p>
      <text:p text:style-name="P18"><text:s text:c="2"/><text:span text:style-name="T13">end</text:span></text:p>
      <text:p text:style-name="P19">end</text:p>
      <text:p text:style-name="P17">result.sort_by{|k, v| v}</text:p>
      <text:p text:style-name="P17"><text:span text:style-name="T3">CSV</text:span>.open(<text:span text:style-name="T5">"</text:span><text:span text:style-name="T7">result.csv</text:span><text:span text:style-name="T5">"</text:span>, <text:span text:style-name="T5">"</text:span><text:span text:style-name="T7">w</text:span><text:span text:style-name="T5">"</text:span>) <text:span text:style-name="T12">do</text:span> |csv|</text:p>
      <text:p text:style-name="P18"><text:s text:c="2"/><text:span text:style-name="T14">result.each </text:span><text:span text:style-name="T13">do</text:span><text:span text:style-name="T14"> |p|</text:span></text:p>
      <text:p text:style-name="P18"><text:s text:c="4"/><text:span text:style-name="T14">csv &lt;&lt; p</text:span></text:p>
      <text:p text:style-name="P18"><text:s text:c="2"/><text:span text:style-name="T13">end</text:span></text:p>
      <text:p text:style-name="P19">end</text:p>
      <text:p text:style-name="P3"/>
      <text:p text:style-name="P7">Ivo Valchev</text:p>
      <text:p text:style-name="P3">Code:</text:p>
      <text:p text:style-name="P12">hash_fold1={}</text:p>
      <text:p text:style-name="P17">hash_fold2={}</text:p>
      <text:p text:style-name="P20"/>
      <text:p text:style-name="P17"><text:span text:style-name="T3">Dir</text:span>.glob(<text:span text:style-name="T5">"</text:span><text:span text:style-name="T18">#{</text:span><text:span text:style-name="T1">ARGV</text:span>[<text:span text:style-name="T10">0</text:span>]<text:span text:style-name="T18">}</text:span><text:span text:style-name="T7">*.*</text:span><text:span text:style-name="T5">"</text:span>) <text:s/><text:span text:style-name="T12">do</text:span> |file|</text:p>
      <text:p text:style-name="P18"><text:s text:c="4"/><text:span text:style-name="T14">name = file.split(</text:span><text:span text:style-name="T6">"</text:span><text:span text:style-name="T8">/</text:span><text:span text:style-name="T6">"</text:span><text:span text:style-name="T14">).last.split(</text:span><text:span text:style-name="T6">"</text:span><text:span text:style-name="T8">.</text:span><text:span text:style-name="T6">"</text:span><text:span text:style-name="T14">).first.split(</text:span><text:span text:style-name="T6">"</text:span><text:span text:style-name="T8">_</text:span><text:span text:style-name="T6">"</text:span><text:span text:style-name="T14">)</text:span></text:p>
      <text:p text:style-name="P18"><text:s text:c="4"/><text:span text:style-name="T14">isNum = Integer(name[</text:span><text:span text:style-name="T11">2</text:span><text:span text:style-name="T14">]) </text:span><text:span text:style-name="T13">rescue</text:span><text:span text:style-name="T14"> </text:span><text:span text:style-name="T2">nil</text:span></text:p>
      <text:p text:style-name="P18"><text:s text:c="4"/><text:span text:style-name="T13">if</text:span><text:span text:style-name="T14"> name[</text:span><text:span text:style-name="T11">0</text:span><text:span text:style-name="T14">] </text:span><text:span text:style-name="T13">and</text:span><text:span text:style-name="T14"> name[</text:span><text:span text:style-name="T11">1</text:span><text:span text:style-name="T14">] </text:span><text:span text:style-name="T13">and</text:span><text:span text:style-name="T14"> name[</text:span><text:span text:style-name="T11">0</text:span><text:span text:style-name="T14">].length == </text:span><text:span text:style-name="T11">5</text:span><text:span text:style-name="T14"> </text:span><text:span text:style-name="T13">and</text:span><text:span text:style-name="T14"> !isNum!=</text:span><text:span text:style-name="T2">nil</text:span><text:span text:style-name="T14"> hash_fold1.include?(name[</text:span><text:span text:style-name="T11">0</text:span><text:span text:style-name="T14">])</text:span></text:p>
      <text:p text:style-name="P18"><text:s text:c="6"/><text:span text:style-name="T14">hash_fold1[</text:span><text:span text:style-name="T6">"</text:span><text:span text:style-name="T17">#{</text:span><text:span text:style-name="T14">name[</text:span><text:span text:style-name="T11">1</text:span><text:span text:style-name="T14">]</text:span><text:span text:style-name="T17">}</text:span><text:span text:style-name="T6">"</text:span><text:span text:style-name="T14">] = </text:span><text:span text:style-name="T6">"</text:span><text:span text:style-name="T17">#{</text:span><text:span text:style-name="T14">name[</text:span><text:span text:style-name="T11">0</text:span><text:span text:style-name="T14">]</text:span><text:span text:style-name="T17">}</text:span><text:span text:style-name="T6">"</text:span></text:p>
      <text:p text:style-name="P18"><text:s text:c="4"/><text:span text:style-name="T13">end</text:span></text:p>
      <text:p text:style-name="P19">end</text:p>
      <text:p text:style-name="P17"><text:span text:style-name="T3">Dir</text:span>.glob(<text:span text:style-name="T5">"</text:span><text:span text:style-name="T18">#{</text:span><text:span text:style-name="T1">ARGV</text:span>[<text:span text:style-name="T10">1</text:span>]<text:span text:style-name="T18">}</text:span><text:span text:style-name="T7">*.*</text:span><text:span text:style-name="T5">"</text:span>) <text:span text:style-name="T12">do</text:span> |file|</text:p>
      <text:p text:style-name="P18"><text:s text:c="4"/><text:span text:style-name="T14">name = file.split(</text:span><text:span text:style-name="T6">"</text:span><text:span text:style-name="T8">/</text:span><text:span text:style-name="T6">"</text:span><text:span text:style-name="T14">).last.split(</text:span><text:span text:style-name="T6">"</text:span><text:span text:style-name="T8">.</text:span><text:span text:style-name="T6">"</text:span><text:span text:style-name="T14">).first.split(</text:span><text:span text:style-name="T6">"</text:span><text:span text:style-name="T8">_</text:span><text:span text:style-name="T6">"</text:span><text:span text:style-name="T14">)</text:span></text:p>
      <text:p text:style-name="P18"><text:s text:c="4"/><text:span text:style-name="T14">isNum = Integer(name[</text:span><text:span text:style-name="T11">2</text:span><text:span text:style-name="T14">]) </text:span><text:span text:style-name="T13">rescue</text:span><text:span text:style-name="T14"> </text:span><text:span text:style-name="T2">nil</text:span></text:p>
      <text:p text:style-name="P18"><text:s text:c="4"/><text:span text:style-name="T13">if</text:span><text:span text:style-name="T14"> name[</text:span><text:span text:style-name="T11">0</text:span><text:span text:style-name="T14">] </text:span><text:span text:style-name="T13">and</text:span><text:span text:style-name="T14"> name[</text:span><text:span text:style-name="T11">1</text:span><text:span text:style-name="T14">] </text:span><text:span text:style-name="T13">and</text:span><text:span text:style-name="T14"> name[</text:span><text:span text:style-name="T11">0</text:span><text:span text:style-name="T14">].length == </text:span><text:span text:style-name="T11">5</text:span><text:span text:style-name="T14"> </text:span><text:span text:style-name="T13">and</text:span><text:span text:style-name="T14"> !isNum!=</text:span><text:span text:style-name="T2">nil</text:span><text:span text:style-name="T14"> and!hash_fold2.include?(name[</text:span><text:span text:style-name="T11">0</text:span><text:span text:style-name="T14">])</text:span></text:p>
      <text:p text:style-name="P18"><text:s text:c="6"/><text:span text:style-name="T14">hash_fold2[</text:span><text:span text:style-name="T6">"</text:span><text:span text:style-name="T17">#{</text:span><text:span text:style-name="T14">name[</text:span><text:span text:style-name="T11">1</text:span><text:span text:style-name="T14">]</text:span><text:span text:style-name="T17">}</text:span><text:span text:style-name="T6">"</text:span><text:span text:style-name="T14">] = </text:span><text:span text:style-name="T6">"</text:span><text:span text:style-name="T17">#{</text:span><text:span text:style-name="T14">name[</text:span><text:span text:style-name="T11">0</text:span><text:span text:style-name="T14">]</text:span><text:span text:style-name="T17">}</text:span><text:span text:style-name="T6">"</text:span></text:p>
      <text:p text:style-name="P18"><text:s text:c="4"/><text:span text:style-name="T13">end</text:span></text:p>
      <text:p text:style-name="P19">end</text:p>
      <text:p text:style-name="P17"><text:span text:style-name="T3">File</text:span>.open(<text:span text:style-name="T5">"</text:span><text:span text:style-name="T7">result.csv</text:span><text:span text:style-name="T5">"</text:span>, <text:span text:style-name="T5">"</text:span><text:span text:style-name="T7">w</text:span><text:span text:style-name="T5">"</text:span>) <text:span text:style-name="T12">do</text:span> |csv|</text:p>
      <text:p text:style-name="P18"><text:s text:c="2"/><text:span text:style-name="T14">hash_fold1.sort.map </text:span><text:span text:style-name="T13">do</text:span><text:span text:style-name="T14"> |key, value|</text:span></text:p>
      <text:p text:style-name="P18"><text:s text:c="4"/><text:span text:style-name="T13">if</text:span><text:span text:style-name="T14"> (hash_fold1[key]==hash_fold2[key])</text:span></text:p>
      <text:p text:style-name="P18"><text:s text:c="6"/><text:span text:style-name="T14">csv.puts(</text:span><text:span text:style-name="T6">"</text:span><text:span text:style-name="T17">#{</text:span><text:span text:style-name="T14">key</text:span><text:span text:style-name="T17">}</text:span><text:span text:style-name="T8">,</text:span><text:span text:style-name="T17">#{</text:span><text:span text:style-name="T14">value</text:span><text:span text:style-name="T17">}</text:span><text:span text:style-name="T6">"</text:span><text:span text:style-name="T14">)</text:span></text:p>
      <text:p text:style-name="P18"><text:s text:c="4"/><text:span text:style-name="T13">end</text:span></text:p>
      <text:p text:style-name="P18"><text:s text:c="2"/><text:span text:style-name="T13">end</text:span></text:p>
      <text:p text:style-name="P19">end</text:p>
      <text:p text:style-name="P3"/>
      <text:p text:style-name="P7">Kalin Marinov</text:p>
      <text:p text:style-name="P3">Code:</text:p>
      <text:p text:style-name="P12">require <text:span text:style-name="T5">'</text:span><text:span text:style-name="T7">csv</text:span><text:span text:style-name="T5">'</text:span></text:p>
      <text:p text:style-name="P20"/>
      <text:p text:style-name="P17">hash = <text:span text:style-name="T3">Hash</text:span>.new</text:p>
      <text:p text:style-name="P20"/>
      <text:p text:style-name="P17"><text:span text:style-name="T3">Dir</text:span>.glob(<text:span text:style-name="T5">"</text:span><text:span text:style-name="T18">#{</text:span> <text:span text:style-name="T1">ARGV</text:span>[<text:span text:style-name="T10">0</text:span>] <text:span text:style-name="T18">}</text:span><text:span text:style-name="T7">/*</text:span><text:span text:style-name="T5">"</text:span>) <text:span text:style-name="T12">do</text:span> |name|</text:p>
      <text:p text:style-name="P18"><text:s text:c="2"/><text:span text:style-name="T14">name = name.split(</text:span><text:span text:style-name="T6">"</text:span><text:span text:style-name="T8">/</text:span><text:span text:style-name="T6">"</text:span><text:span text:style-name="T14">).last</text:span></text:p>
      <text:p text:style-name="P18"><text:s text:c="2"/><text:span text:style-name="T14">short_name = name.split(</text:span><text:span text:style-name="T6">'</text:span><text:span text:style-name="T8">_</text:span><text:span text:style-name="T6">'</text:span><text:span text:style-name="T14">)[</text:span><text:span text:style-name="T11">1</text:span><text:span text:style-name="T14">]</text:span></text:p>
      <text:p text:style-name="P18"><text:s text:c="2"/><text:span text:style-name="T13">if</text:span><text:span text:style-name="T14"> short_name.length == </text:span><text:span text:style-name="T11">5</text:span></text:p>
      <text:p text:style-name="P18"><text:s text:c="4"/><text:span text:style-name="T14">hash[name] = short_name</text:span></text:p>
      <text:p text:style-name="P18"><text:s text:c="2"/><text:span text:style-name="T13">end</text:span></text:p>
      <text:p text:style-name="P19">end</text:p>
      <text:p text:style-name="P20"/>
      <text:p text:style-name="P17"><text:span text:style-name="T3">CSV</text:span>.open(<text:span text:style-name="T5">"</text:span><text:span text:style-name="T7">result.csv</text:span><text:span text:style-name="T5">"</text:span>, <text:span text:style-name="T5">"</text:span><text:span text:style-name="T7">w</text:span><text:span text:style-name="T5">"</text:span>) <text:span text:style-name="T12">do</text:span> |csv|</text:p>
      <text:p text:style-name="P18"><text:s text:c="2"/><text:span text:style-name="T14">hash = hash.sort_by { |key, value| value }.reverse</text:span></text:p>
      <text:p text:style-name="P18"><text:s text:c="2"/><text:span text:style-name="T14">hash.each |key| </text:span><text:span text:style-name="T13">do</text:span></text:p>
      <text:p text:style-name="P18"><text:s text:c="4"/><text:span text:style-name="T14">csv &lt;&lt; key</text:span></text:p>
      <text:p text:style-name="P18"><text:s text:c="2"/><text:span text:style-name="T13">end</text:span></text:p>
      <text:p text:style-name="P19">end</text:p>
      <text:p text:style-name="P3"/>
      <text:p text:style-name="P7">Kamena Dacheva</text:p>
      <text:p text:style-name="P3">Code:</text:p>
      <text:p text:style-name="P12">student = <text:span text:style-name="T3">Hash</text:span>.new { |name, programs| name[programs] = []}</text:p>
      <text:p text:style-name="P17">directory = <text:span text:style-name="T1">ARGV</text:span>[<text:span text:style-name="T10">0</text:span>]</text:p>
      <text:p text:style-name="P17">require <text:span text:style-name="T5">"</text:span><text:span text:style-name="T7">csv</text:span><text:span text:style-name="T5">"</text:span></text:p>
      <text:p text:style-name="P20"/>
      <text:p text:style-name="P17"><text:span text:style-name="T12">class</text:span> <text:span text:style-name="T21">String</text:span></text:p>
      <text:p text:style-name="P18"><text:s text:c="2"/><text:span text:style-name="T13">def</text:span><text:span text:style-name="T14"> </text:span><text:span text:style-name="T16">is_number?</text:span></text:p>
      <text:p text:style-name="P18"><text:s text:c="4"/><text:span text:style-name="T14">Float(</text:span><text:span text:style-name="T2">self</text:span><text:span text:style-name="T14">) != </text:span><text:span text:style-name="T2">nil</text:span><text:span text:style-name="T14"> </text:span><text:span text:style-name="T13">rescue</text:span><text:span text:style-name="T14"> </text:span><text:span text:style-name="T2">false</text:span></text:p>
      <text:p text:style-name="P18"><text:s text:c="2"/><text:span text:style-name="T13">end</text:span></text:p>
      <text:p text:style-name="P19">end</text:p>
      <text:p text:style-name="P20"/>
      <text:p text:style-name="P17"><text:span text:style-name="T3">Dir</text:span>.glob(<text:span text:style-name="T5">"</text:span><text:span text:style-name="T18">#{</text:span>directory<text:span text:style-name="T18">}</text:span><text:span text:style-name="T7">/*.*</text:span><text:span text:style-name="T5">"</text:span>) <text:span text:style-name="T12">do</text:span> |my_repository|</text:p>
      <text:p text:style-name="P20"/>
      <text:p text:style-name="P18"><text:s text:c="2"/><text:span text:style-name="T14">name_dir = my_repository.split(</text:span><text:span text:style-name="T6">"</text:span><text:span text:style-name="T8">/</text:span><text:span text:style-name="T6">"</text:span><text:span text:style-name="T14">).last</text:span></text:p>
      <text:p text:style-name="P20"/>
      <text:p text:style-name="P18"><text:s text:c="2"/><text:span text:style-name="T14">name = name_dir.split(</text:span><text:span text:style-name="T6">"</text:span><text:span text:style-name="T8">_</text:span><text:span text:style-name="T6">"</text:span><text:span text:style-name="T14">).first.capitalize</text:span></text:p>
      <text:p text:style-name="P18"><text:s text:c="2"/><text:span text:style-name="T14">sir_name = name_dir.split(</text:span><text:span text:style-name="T6">"</text:span><text:span text:style-name="T8">_</text:span><text:span text:style-name="T6">"</text:span><text:span text:style-name="T14">, </text:span><text:span text:style-name="T11">2</text:span><text:span text:style-name="T14">).last.split(</text:span><text:span text:style-name="T6">"</text:span><text:span text:style-name="T8">_</text:span><text:span text:style-name="T6">"</text:span><text:span text:style-name="T14">).first.capitalize</text:span></text:p>
      <text:p text:style-name="P18"><text:s text:c="2"/><text:span text:style-name="T14">program = name_dir.split(</text:span><text:span text:style-name="T6">"</text:span><text:span text:style-name="T8">_</text:span><text:span text:style-name="T6">"</text:span><text:span text:style-name="T14">).last.split(</text:span><text:span text:style-name="T6">"</text:span><text:span text:style-name="T8">.</text:span><text:span text:style-name="T6">"</text:span><text:span text:style-name="T14">).first</text:span></text:p>
      <text:p text:style-name="P18"><text:s text:c="2"/><text:span text:style-name="T14">ex = name_dir.split(</text:span><text:span text:style-name="T6">"</text:span><text:span text:style-name="T8">_</text:span><text:span text:style-name="T6">"</text:span><text:span text:style-name="T14">).last.split(</text:span><text:span text:style-name="T6">"</text:span><text:span text:style-name="T8">.</text:span><text:span text:style-name="T6">"</text:span><text:span text:style-name="T14">).last</text:span></text:p>
      <text:p text:style-name="P20"/>
      <text:p text:style-name="P18"><text:s text:c="2"/><text:span text:style-name="T13">if</text:span><text:span text:style-name="T14"> name_dir.include? </text:span><text:span text:style-name="T6">"</text:span><text:span text:style-name="T8">_</text:span><text:span text:style-name="T6">"</text:span><text:span text:style-name="T14"> </text:span><text:span text:style-name="T13">then</text:span><text:span text:style-name="T14"> counter = name_dir.count </text:span><text:span text:style-name="T6">"</text:span><text:span text:style-name="T8">_</text:span><text:span text:style-name="T6">"</text:span><text:span text:style-name="T14"> </text:span><text:span text:style-name="T13">end</text:span></text:p>
      <text:p text:style-name="P18"><text:s text:c="2"/><text:span text:style-name="T14">student[</text:span><text:span text:style-name="T6">"</text:span><text:span text:style-name="T17">#{</text:span><text:span text:style-name="T14">name</text:span><text:span text:style-name="T17">}</text:span><text:span text:style-name="T6">"</text:span><text:span text:style-name="T14">] &lt;&lt; sir_name </text:span><text:span text:style-name="T13">if</text:span><text:span text:style-name="T14"> ((counter == </text:span><text:span text:style-name="T11">2</text:span><text:span text:style-name="T14">) &amp;&amp; (sir_name.length == </text:span><text:span text:style-name="T11">5</text:span><text:span text:style-name="T14">) &amp;&amp; (program.is_number?) &amp;&amp; (ex == </text:span><text:span text:style-name="T6">"</text:span><text:span text:style-name="T8">rb</text:span><text:span text:style-name="T6">"</text:span><text:span text:style-name="T14">))</text:span></text:p>
      <text:p text:style-name="P19">end</text:p>
      <text:p text:style-name="P20"/>
      <text:p text:style-name="P17"><text:span text:style-name="T3">CSV</text:span>.open(<text:span text:style-name="T5">"</text:span><text:span text:style-name="T7">result.csv</text:span><text:span text:style-name="T5">"</text:span>, <text:span text:style-name="T5">"</text:span><text:span text:style-name="T7">w</text:span><text:span text:style-name="T5">"</text:span>) <text:span text:style-name="T12">do</text:span> |csv|</text:p>
      <text:p text:style-name="P18"><text:s text:c="2"/><text:span text:style-name="T14">student.sort_by{|k, v| v}.reverse.each </text:span><text:span text:style-name="T13">do</text:span><text:span text:style-name="T14"> |f_name, l_name|</text:span></text:p>
      <text:p text:style-name="P18"><text:s text:c="4"/><text:span text:style-name="T14">csv &lt;&lt; [f_name,l_name].flatten</text:span></text:p>
      <text:p text:style-name="P18"><text:s text:c="2"/><text:span text:style-name="T13">end</text:span></text:p>
      <text:p text:style-name="P17"><text:span text:style-name="T12">end</text:span> <text:s/></text:p>
      <text:p text:style-name="P3"/>
      <text:p text:style-name="P7">Kristina Pironkova</text:p>
      <text:p text:style-name="P3">Code:</text:p>
      <text:p text:style-name="P12">require <text:span text:style-name="T5">'</text:span><text:span text:style-name="T7">csv</text:span><text:span text:style-name="T5">'</text:span></text:p>
      <text:p text:style-name="P17">results=<text:span text:style-name="T3">Hash</text:span>.new</text:p>
      <text:p text:style-name="P17"><text:span text:style-name="T3">Directory</text:span> = <text:span text:style-name="T1">ARGV</text:span>[<text:span text:style-name="T10">0</text:span>]</text:p>
      <text:p text:style-name="P17"><text:span text:style-name="T3">Dir</text:span>.glob(<text:span text:style-name="T5">"</text:span><text:span text:style-name="T18">#{</text:span><text:span text:style-name="T3">Directory</text:span><text:span text:style-name="T18">}</text:span><text:span text:style-name="T7">/*.rb</text:span><text:span text:style-name="T5">"</text:span>) <text:span text:style-name="T12">do</text:span> |file_name|</text:p>
      <text:p text:style-name="P18"><text:s text:c="2"/></text:p>
      <text:p text:style-name="P18"><text:s text:c="2"/><text:span text:style-name="T14">first_name = file_name.split(</text:span><text:span text:style-name="T6">"</text:span><text:span text:style-name="T8">/</text:span><text:span text:style-name="T6">"</text:span><text:span text:style-name="T14">).last.split(</text:span><text:span text:style-name="T6">"</text:span><text:span text:style-name="T8">_</text:span><text:span text:style-name="T6">"</text:span><text:span text:style-name="T14">).first.capitalize</text:span></text:p>
      <text:p text:style-name="P18"><text:s text:c="2"/><text:span text:style-name="T14">last_name=file_name.split(</text:span><text:span text:style-name="T6">"</text:span><text:span text:style-name="T8">/</text:span><text:span text:style-name="T6">"</text:span><text:span text:style-name="T14">).last.split(</text:span><text:span text:style-name="T6">"</text:span><text:span text:style-name="T8">_</text:span><text:span text:style-name="T6">"</text:span><text:span text:style-name="T14">,</text:span><text:span text:style-name="T11">2</text:span><text:span text:style-name="T14">).last.split(</text:span><text:span text:style-name="T6">"</text:span><text:span text:style-name="T8">_</text:span><text:span text:style-name="T6">"</text:span><text:span text:style-name="T14">).first.capitalize</text:span></text:p>
      <text:p text:style-name="P18"><text:s text:c="2"/></text:p>
      <text:p text:style-name="P18"><text:s text:c="4"/><text:span text:style-name="T13">if</text:span><text:span text:style-name="T14"> first_name.length == </text:span><text:span text:style-name="T11">10</text:span></text:p>
      <text:p text:style-name="P18"><text:s text:c="6"/></text:p>
      <text:p text:style-name="P18"><text:s text:c="6"/><text:span text:style-name="T14">results[</text:span><text:span text:style-name="T6">"</text:span><text:span text:style-name="T17">#{</text:span><text:span text:style-name="T14">last_name</text:span><text:span text:style-name="T17">}</text:span><text:span text:style-name="T6">"</text:span><text:span text:style-name="T14">] =</text:span><text:span text:style-name="T6">"</text:span><text:span text:style-name="T17">#{</text:span><text:span text:style-name="T14">first_name</text:span><text:span text:style-name="T17">}</text:span><text:span text:style-name="T6">"</text:span></text:p>
      <text:p text:style-name="P18"><text:s text:c="4"/><text:span text:style-name="T13">end</text:span></text:p>
      <text:p text:style-name="P20"/>
      <text:p text:style-name="P19">end</text:p>
      <text:p text:style-name="P20"/>
      <text:p text:style-name="P20"/>
      <text:p text:style-name="P17"><text:span text:style-name="T3">CSV</text:span>.open(<text:span text:style-name="T5">"</text:span><text:span text:style-name="T7">results.csv</text:span><text:span text:style-name="T5">"</text:span>, <text:span text:style-name="T5">"</text:span><text:span text:style-name="T7">w</text:span><text:span text:style-name="T5">"</text:span>) <text:span text:style-name="T12">do</text:span> |csv|</text:p>
      <text:p text:style-name="P18"><text:s text:c="2"/><text:span text:style-name="T14">results.sort.each </text:span><text:span text:style-name="T13">do</text:span><text:span text:style-name="T14"> |first,last|</text:span></text:p>
      <text:p text:style-name="P18"><text:s text:c="2"/></text:p>
      <text:p text:style-name="P18"><text:s text:c="2"/><text:span text:style-name="T14">csv &lt;&lt; [last,first]</text:span></text:p>
      <text:p text:style-name="P18"><text:s text:c="2"/></text:p>
      <text:p text:style-name="P18"><text:s text:c="2"/><text:span text:style-name="T13">end</text:span></text:p>
      <text:p text:style-name="P19">end</text:p>
      <text:p text:style-name="P3"/>
      <text:p text:style-name="P7">Lubomir Yankov</text:p>
      <text:p text:style-name="P3">Code:</text:p>
      <text:p text:style-name="P12">require <text:span text:style-name="T5">'</text:span><text:span text:style-name="T7">csv</text:span><text:span text:style-name="T5">'</text:span></text:p>
      <text:p text:style-name="P17"><text:span text:style-name="T12">def</text:span> <text:span text:style-name="T15">is_numeric</text:span>(o)</text:p>
      <text:p text:style-name="P18"><text:s text:c="4"/><text:span text:style-name="T2">true</text:span><text:span text:style-name="T14"> </text:span><text:span text:style-name="T13">if</text:span><text:span text:style-name="T14"> Integer(o) </text:span><text:span text:style-name="T13">rescue</text:span><text:span text:style-name="T14"> </text:span><text:span text:style-name="T2">false</text:span></text:p>
      <text:p text:style-name="P19">end</text:p>
      <text:p text:style-name="P20"/>
      <text:p text:style-name="P17">array = []</text:p>
      <text:p text:style-name="P17">count = <text:span text:style-name="T10">0</text:span></text:p>
      <text:p text:style-name="P20"/>
      <text:p text:style-name="P17"><text:span text:style-name="T3">Dir</text:span>.glob(<text:span text:style-name="T1">ARGV</text:span>[<text:span text:style-name="T10">0</text:span>] + <text:span text:style-name="T5">"</text:span><text:span text:style-name="T7">*</text:span><text:span text:style-name="T5">"</text:span>).each <text:span text:style-name="T12">do</text:span> |file|</text:p>
      <text:p text:style-name="P18"><text:s text:c="2"/><text:span text:style-name="T14">ch_count = </text:span><text:span text:style-name="T11">0</text:span></text:p>
      <text:p text:style-name="P18"><text:s text:c="2"/><text:span text:style-name="T14">file_name = file.split(</text:span><text:span text:style-name="T6">"</text:span><text:span text:style-name="T8">/</text:span><text:span text:style-name="T6">"</text:span><text:span text:style-name="T14">).last.split(</text:span><text:span text:style-name="T6">""</text:span><text:span text:style-name="T14">)</text:span></text:p>
      <text:p text:style-name="P18"><text:s text:c="2"/></text:p>
      <text:p text:style-name="P18"><text:s text:c="2"/><text:span text:style-name="T14">file_name.each </text:span><text:span text:style-name="T13">do</text:span><text:span text:style-name="T14"> |ch|</text:span></text:p>
      <text:p text:style-name="P18"><text:s text:c="2"/></text:p>
      <text:p text:style-name="P18"><text:s text:c="4"/><text:span text:style-name="T13">if</text:span><text:span text:style-name="T14"> is_numeric(ch)</text:span></text:p>
      <text:p text:style-name="P18"><text:s text:c="4"/></text:p>
      <text:p text:style-name="P18"><text:s text:c="6"/><text:span text:style-name="T14">ch_count += </text:span><text:span text:style-name="T11">1</text:span></text:p>
      <text:p text:style-name="P18"><text:s text:c="2"/></text:p>
      <text:p text:style-name="P18"><text:s text:c="4"/><text:span text:style-name="T13">end</text:span></text:p>
      <text:p text:style-name="P18"><text:s text:c="4"/></text:p>
      <text:p text:style-name="P18"><text:s text:c="2"/><text:span text:style-name="T13">end</text:span></text:p>
      <text:p text:style-name="P18"><text:s text:c="2"/><text:span text:style-name="T13">if</text:span><text:span text:style-name="T14"> ch_count == </text:span><text:span text:style-name="T11">9</text:span></text:p>
      <text:p text:style-name="P18"><text:s text:c="4"/><text:span text:style-name="T14">len = file_name.length</text:span></text:p>
      <text:p text:style-name="P18"><text:s text:c="4"/><text:span text:style-name="T14">array[count] = []</text:span></text:p>
      <text:p text:style-name="P18"><text:s text:c="4"/><text:span text:style-name="T14">array[count][</text:span><text:span text:style-name="T11">0</text:span><text:span text:style-name="T14">] = file_name</text:span></text:p>
      <text:p text:style-name="P18"><text:s text:c="4"/><text:span text:style-name="T14">array[count][</text:span><text:span text:style-name="T11">1</text:span><text:span text:style-name="T14">] = len/</text:span><text:span text:style-name="T11">2</text:span><text:span text:style-name="T14">.round</text:span></text:p>
      <text:p text:style-name="P18"><text:s text:c="4"/><text:span text:style-name="T14">count += </text:span><text:span text:style-name="T11">1</text:span></text:p>
      <text:p text:style-name="P18"><text:s text:c="2"/><text:span text:style-name="T13">end</text:span></text:p>
      <text:p text:style-name="P20"/>
      <text:p text:style-name="P19">end</text:p>
      <text:p text:style-name="P17">array = array.sort_by {|el| el[<text:span text:style-name="T10">0</text:span>]}</text:p>
      <text:p text:style-name="P17"><text:span text:style-name="T3">CSV</text:span>.open(<text:span text:style-name="T5">"</text:span><text:span text:style-name="T7">results.csv</text:span><text:span text:style-name="T5">"</text:span>, <text:span text:style-name="T5">"</text:span><text:span text:style-name="T7">w</text:span><text:span text:style-name="T5">"</text:span>) <text:span text:style-name="T12">do</text:span> |csv|</text:p>
      <text:p text:style-name="P20"/>
      <text:p text:style-name="P18"><text:s text:c="2"/><text:span text:style-name="T14">array.each </text:span><text:span text:style-name="T13">do</text:span><text:span text:style-name="T14"> |element|</text:span></text:p>
      <text:p text:style-name="P18"><text:s text:c="4"/></text:p>
      <text:p text:style-name="P18"><text:s text:c="4"/><text:span text:style-name="T14">csv &lt;&lt; element</text:span></text:p>
      <text:p text:style-name="P18"><text:s text:c="4"/></text:p>
      <text:p text:style-name="P18"><text:s text:c="2"/><text:span text:style-name="T13">end</text:span></text:p>
      <text:p text:style-name="P20"/>
      <text:p text:style-name="P19">end</text:p>
      <text:p text:style-name="P3"/>
      <text:p text:style-name="P7">Marian Belchev</text:p>
      <text:p text:style-name="P3">Code:</text:p>
      <text:p text:style-name="P12">require <text:span text:style-name="T5">'</text:span><text:span text:style-name="T7">csv</text:span><text:span text:style-name="T5">'</text:span></text:p>
      <text:p text:style-name="P20"/>
      <text:p text:style-name="P17">hash1 = <text:span text:style-name="T3">Hash</text:span>.new</text:p>
      <text:p text:style-name="P17">hash2 = <text:span text:style-name="T3">Hash</text:span>.new</text:p>
      <text:p text:style-name="P20"/>
      <text:p text:style-name="P17"><text:span text:style-name="T3">Dir</text:span>.glob(<text:span text:style-name="T5">"</text:span><text:span text:style-name="T18">#{</text:span><text:span text:style-name="T1">ARGV</text:span>[<text:span text:style-name="T10">0</text:span>]<text:span text:style-name="T18">}</text:span><text:span text:style-name="T7">*_*_*.rb</text:span><text:span text:style-name="T5">"</text:span>) <text:span text:style-name="T12">do</text:span> |file1|</text:p>
      <text:p text:style-name="P18"><text:s text:c="2"/><text:span text:style-name="T4">Dir</text:span><text:span text:style-name="T14">.glob(</text:span><text:span text:style-name="T6">"</text:span><text:span text:style-name="T17">#{</text:span><text:span text:style-name="T2">ARGV</text:span><text:span text:style-name="T14">[</text:span><text:span text:style-name="T11">1</text:span><text:span text:style-name="T14">]</text:span><text:span text:style-name="T17">}</text:span><text:span text:style-name="T8">*_*_*.rb</text:span><text:span text:style-name="T6">"</text:span><text:span text:style-name="T14">) </text:span><text:span text:style-name="T13">do</text:span><text:span text:style-name="T14"> |file2|</text:span></text:p>
      <text:p text:style-name="P18"><text:s text:c="4"/><text:span text:style-name="T14">firstName1 <text:s text:c="2"/>= file1.split(</text:span><text:span text:style-name="T6">"</text:span><text:span text:style-name="T8">/</text:span><text:span text:style-name="T6">"</text:span><text:span text:style-name="T14">).last.split(</text:span><text:span text:style-name="T6">"</text:span><text:span text:style-name="T8">_</text:span><text:span text:style-name="T6">"</text:span><text:span text:style-name="T14">).first</text:span></text:p>
      <text:p text:style-name="P18"><text:s text:c="4"/><text:span text:style-name="T14">lastName1 <text:s text:c="2"/>= file1.split(</text:span><text:span text:style-name="T6">"</text:span><text:span text:style-name="T8">/</text:span><text:span text:style-name="T6">"</text:span><text:span text:style-name="T14">).last.split(</text:span><text:span text:style-name="T6">"</text:span><text:span text:style-name="T8">_</text:span><text:span text:style-name="T6">"</text:span><text:span text:style-name="T14">, </text:span><text:span text:style-name="T11">2</text:span><text:span text:style-name="T14">).last.split(</text:span><text:span text:style-name="T6">"</text:span><text:span text:style-name="T8">_</text:span><text:span text:style-name="T6">"</text:span><text:span text:style-name="T14">).first</text:span></text:p>
      <text:p text:style-name="P18"><text:s text:c="4"/><text:span text:style-name="T14">number1 = file1.split(</text:span><text:span text:style-name="T6">"</text:span><text:span text:style-name="T8">_</text:span><text:span text:style-name="T6">"</text:span><text:span text:style-name="T14">).last.split(</text:span><text:span text:style-name="T6">"</text:span><text:span text:style-name="T8">.</text:span><text:span text:style-name="T6">"</text:span><text:span text:style-name="T14">).first</text:span></text:p>
      <text:p text:style-name="P18"><text:s text:c="4"/></text:p>
      <text:p text:style-name="P18"><text:s text:c="4"/><text:span text:style-name="T14">firstName2 <text:s text:c="2"/>= file2.split(</text:span><text:span text:style-name="T6">"</text:span><text:span text:style-name="T8">/</text:span><text:span text:style-name="T6">"</text:span><text:span text:style-name="T14">).last.split(</text:span><text:span text:style-name="T6">"</text:span><text:span text:style-name="T8">_</text:span><text:span text:style-name="T6">"</text:span><text:span text:style-name="T14">).first</text:span></text:p>
      <text:p text:style-name="P18"><text:s text:c="4"/><text:span text:style-name="T14">lastName2 <text:s text:c="2"/>= file2.split(</text:span><text:span text:style-name="T6">"</text:span><text:span text:style-name="T8">/</text:span><text:span text:style-name="T6">"</text:span><text:span text:style-name="T14">).last.split(</text:span><text:span text:style-name="T6">"</text:span><text:span text:style-name="T8">_</text:span><text:span text:style-name="T6">"</text:span><text:span text:style-name="T14">, </text:span><text:span text:style-name="T11">2</text:span><text:span text:style-name="T14">).last.split(</text:span><text:span text:style-name="T6">"</text:span><text:span text:style-name="T8">_</text:span><text:span text:style-name="T6">"</text:span><text:span text:style-name="T14">).first</text:span></text:p>
      <text:p text:style-name="P18"><text:s text:c="4"/><text:span text:style-name="T14">number2 = file2.split(</text:span><text:span text:style-name="T6">"</text:span><text:span text:style-name="T8">_</text:span><text:span text:style-name="T6">"</text:span><text:span text:style-name="T14">).last.split(</text:span><text:span text:style-name="T6">"</text:span><text:span text:style-name="T8">.</text:span><text:span text:style-name="T6">"</text:span><text:span text:style-name="T14">).first</text:span></text:p>
      <text:p text:style-name="P18"><text:s text:c="4"/></text:p>
      <text:p text:style-name="P18"><text:s text:c="4"/><text:span text:style-name="T14">hash1[firstName1] = lastName1 + </text:span><text:span text:style-name="T6">"</text:span><text:span text:style-name="T8">.</text:span><text:span text:style-name="T6">"</text:span><text:span text:style-name="T14"> + number1</text:span></text:p>
      <text:p text:style-name="P18"><text:s text:c="4"/><text:span text:style-name="T14">hash2[firstName2] = lastName2 + </text:span><text:span text:style-name="T6">"</text:span><text:span text:style-name="T8">.</text:span><text:span text:style-name="T6">"</text:span><text:span text:style-name="T14"> + number2</text:span></text:p>
      <text:p text:style-name="P18"><text:s text:c="2"/><text:span text:style-name="T13">end</text:span></text:p>
      <text:p text:style-name="P19">end</text:p>
      <text:p text:style-name="P20"/>
      <text:p text:style-name="P17"><text:span text:style-name="T3">CSV</text:span>.open(<text:span text:style-name="T5">"</text:span><text:span text:style-name="T7">results.csv</text:span><text:span text:style-name="T5">"</text:span>, <text:span text:style-name="T5">"</text:span><text:span text:style-name="T7">w</text:span><text:span text:style-name="T5">"</text:span>) <text:span text:style-name="T12">do</text:span> |csv|</text:p>
      <text:p text:style-name="P18"><text:s text:c="2"/><text:span text:style-name="T14">hash2.sort.each </text:span><text:span text:style-name="T13">do</text:span><text:span text:style-name="T14"> |key, value|</text:span></text:p>
      <text:p text:style-name="P18"><text:s text:c="4"/><text:span text:style-name="T13">if</text:span><text:span text:style-name="T14"> !hash1.has_key?(key) &amp;&amp; !hash1.has_value?(value.split(</text:span><text:span text:style-name="T6">"</text:span><text:span text:style-name="T8">.</text:span><text:span text:style-name="T6">"</text:span><text:span text:style-name="T14">).first) &amp;&amp; !hash1.has_value?(value.split(</text:span><text:span text:style-name="T6">"</text:span><text:span text:style-name="T8">.</text:span><text:span text:style-name="T6">"</text:span><text:span text:style-name="T14">).last.to_i)</text:span></text:p>
      <text:p text:style-name="P18"><text:s text:c="8"/><text:span text:style-name="T14">csv &lt;&lt; [key,value.gsub(</text:span><text:span text:style-name="T6">'</text:span><text:span text:style-name="T8">.</text:span><text:span text:style-name="T6">'</text:span><text:span text:style-name="T14">,</text:span><text:span text:style-name="T6">""</text:span><text:span text:style-name="T14">)]</text:span></text:p>
      <text:p text:style-name="P18"><text:s text:c="4"/><text:span text:style-name="T13">end</text:span></text:p>
      <text:p text:style-name="P18"><text:s text:c="4"/><text:span text:style-name="T13">if</text:span><text:span text:style-name="T14"> hash1.has_key?(key) &amp;&amp; !hash1.has_value?(value.split(</text:span><text:span text:style-name="T6">"</text:span><text:span text:style-name="T8">.</text:span><text:span text:style-name="T6">"</text:span><text:span text:style-name="T14">).first) &amp;&amp; !hash1.has_value?(value.split(</text:span><text:span text:style-name="T6">"</text:span><text:span text:style-name="T8">.</text:span><text:span text:style-name="T6">"</text:span><text:span text:style-name="T14">).last.to_i)</text:span></text:p>
      <text:p text:style-name="P18"><text:s text:c="6"/><text:span text:style-name="T14">csv &lt;&lt; [key,value.gsub(</text:span><text:span text:style-name="T6">'</text:span><text:span text:style-name="T8">.</text:span><text:span text:style-name="T6">'</text:span><text:span text:style-name="T14">,</text:span><text:span text:style-name="T6">""</text:span><text:span text:style-name="T14">)]</text:span></text:p>
      <text:p text:style-name="P18"><text:s text:c="4"/><text:span text:style-name="T13">end</text:span></text:p>
      <text:p text:style-name="P18"><text:s text:c="2"/><text:span text:style-name="T13">end</text:span></text:p>
      <text:p text:style-name="P19">end</text:p>
      <text:p text:style-name="P3"/>
      <text:p text:style-name="P7">Momchil Angelov</text:p>
      <text:p text:style-name="P3">Code:</text:p>
      <text:p text:style-name="P12">require <text:span text:style-name="T5">'</text:span><text:span text:style-name="T7">csv</text:span><text:span text:style-name="T5">'</text:span></text:p>
      <text:p text:style-name="P20"/>
      <text:p text:style-name="P17">arr1=<text:span text:style-name="T3">Array</text:span>.new</text:p>
      <text:p text:style-name="P17">arr2=<text:span text:style-name="T3">Array</text:span>.new</text:p>
      <text:p text:style-name="P17">arr3=<text:span text:style-name="T3">Array</text:span>.new</text:p>
      <text:p text:style-name="P17">a = <text:span text:style-name="T1">ARGV</text:span>[<text:span text:style-name="T10">0</text:span>]</text:p>
      <text:p text:style-name="P17">b = <text:span text:style-name="T1">ARGV</text:span>[<text:span text:style-name="T10">1</text:span>]</text:p>
      <text:p text:style-name="P17">i=<text:span text:style-name="T10">0</text:span></text:p>
      <text:p text:style-name="P17"><text:span text:style-name="T3">Dir</text:span>.glob(a + <text:span text:style-name="T5">"</text:span><text:span text:style-name="T7">/*.rb</text:span><text:span text:style-name="T5">"</text:span>) <text:span text:style-name="T12">do</text:span> |my_text_file1|</text:p>
      <text:p text:style-name="P18"><text:s text:c="2"/><text:span text:style-name="T14">short= my_text_file1.split(</text:span><text:span text:style-name="T6">'</text:span><text:span text:style-name="T8">/</text:span><text:span text:style-name="T6">'</text:span><text:span text:style-name="T14">).last</text:span></text:p>
      <text:p text:style-name="P18"><text:s text:c="2"/><text:span text:style-name="T14">length1 = short.length</text:span></text:p>
      <text:p text:style-name="P18"><text:s text:c="2"/><text:span text:style-name="T14">shorter= short.split(</text:span><text:span text:style-name="T6">'</text:span><text:span text:style-name="T8">.</text:span><text:span text:style-name="T6">'</text:span><text:span text:style-name="T14">).first.split(</text:span><text:span text:style-name="T6">'</text:span><text:span text:style-name="T8">_</text:span><text:span text:style-name="T6">'</text:span><text:span text:style-name="T14">)</text:span></text:p>
      <text:p text:style-name="P18"><text:s text:c="2"/><text:span text:style-name="T14">first_name=shorter[</text:span><text:span text:style-name="T11">0</text:span><text:span text:style-name="T14">]</text:span></text:p>
      <text:p text:style-name="P18"><text:s text:c="2"/><text:span text:style-name="T14">last_name=shorter[</text:span><text:span text:style-name="T11">1</text:span><text:span text:style-name="T14">]</text:span></text:p>
      <text:p text:style-name="P18"><text:s text:c="2"/><text:span text:style-name="T14">digits=shorter[</text:span><text:span text:style-name="T11">2</text:span><text:span text:style-name="T14">].to_i</text:span></text:p>
      <text:p text:style-name="P18"><text:s text:c="2"/></text:p>
      <text:p text:style-name="P18"><text:s text:c="2"/></text:p>
      <text:p text:style-name="P18"><text:s text:c="2"/><text:span text:style-name="T13">if</text:span><text:span text:style-name="T14"> !first_name || !last_name || digits=</text:span><text:span text:style-name="T11">0</text:span><text:span text:style-name="T14"> </text:span></text:p>
      <text:p text:style-name="P18"><text:s text:c="4"/><text:span text:style-name="T13">next</text:span></text:p>
      <text:p text:style-name="P18"><text:s text:c="2"/><text:span text:style-name="T13">else</text:span><text:span text:style-name="T14"> </text:span></text:p>
      <text:p text:style-name="P18"><text:s text:c="4"/><text:span text:style-name="T14">arr1 &lt;&lt; [</text:span><text:span text:style-name="T6">"</text:span><text:span text:style-name="T17">#{</text:span><text:span text:style-name="T14">short</text:span><text:span text:style-name="T17">}</text:span><text:span text:style-name="T6">"</text:span><text:span text:style-name="T14"> </text:span><text:span text:style-name="T6">"</text:span><text:span text:style-name="T17">#{</text:span><text:span text:style-name="T14">length1</text:span><text:span text:style-name="T17">}</text:span><text:span text:style-name="T6">"</text:span><text:span text:style-name="T14">]</text:span></text:p>
      <text:p text:style-name="P18"><text:s text:c="2"/><text:span text:style-name="T13">end</text:span></text:p>
      <text:p text:style-name="P19">end</text:p>
      <text:p text:style-name="P17"><text:span text:style-name="T3">Dir</text:span>.glob(b + <text:span text:style-name="T5">"</text:span><text:span text:style-name="T7">/*.rb</text:span><text:span text:style-name="T5">"</text:span>) <text:span text:style-name="T12">do</text:span> |my_text_file2|</text:p>
      <text:p text:style-name="P20"/>
      <text:p text:style-name="P18"><text:s text:c="2"/><text:span text:style-name="T14">short2= my_text_file2.split(</text:span><text:span text:style-name="T6">'</text:span><text:span text:style-name="T8">/</text:span><text:span text:style-name="T6">'</text:span><text:span text:style-name="T14">).last</text:span></text:p>
      <text:p text:style-name="P18"><text:s text:c="2"/><text:span text:style-name="T14">length2 = short2.length</text:span></text:p>
      <text:p text:style-name="P18"><text:s text:c="2"/><text:span text:style-name="T14">shorter2= short.split(</text:span><text:span text:style-name="T6">'</text:span><text:span text:style-name="T8">.</text:span><text:span text:style-name="T6">'</text:span><text:span text:style-name="T14">).first.split(</text:span><text:span text:style-name="T6">'</text:span><text:span text:style-name="T8">_</text:span><text:span text:style-name="T6">'</text:span><text:span text:style-name="T14">)</text:span></text:p>
      <text:p text:style-name="P18"><text:s text:c="2"/><text:span text:style-name="T14">first_name2=shorter2[</text:span><text:span text:style-name="T11">0</text:span><text:span text:style-name="T14">]</text:span></text:p>
      <text:p text:style-name="P18"><text:s text:c="2"/><text:span text:style-name="T14">last_name2=shorter2[</text:span><text:span text:style-name="T11">1</text:span><text:span text:style-name="T14">]</text:span></text:p>
      <text:p text:style-name="P18"><text:s text:c="2"/><text:span text:style-name="T14">digits2=shorter2[</text:span><text:span text:style-name="T11">2</text:span><text:span text:style-name="T14">].to_i</text:span></text:p>
      <text:p text:style-name="P20"/>
      <text:p text:style-name="P20"/>
      <text:p text:style-name="P18"><text:s text:c="2"/><text:span text:style-name="T13">if</text:span><text:span text:style-name="T14"> !first_name2 || !last_name2 || digits2=</text:span><text:span text:style-name="T11">0</text:span><text:span text:style-name="T14"> <text:s text:c="2"/></text:span></text:p>
      <text:p text:style-name="P18"><text:s text:c="4"/><text:span text:style-name="T13">next</text:span></text:p>
      <text:p text:style-name="P18"><text:s text:c="2"/><text:span text:style-name="T13">else</text:span><text:span text:style-name="T14"> </text:span></text:p>
      <text:p text:style-name="P18"><text:s text:c="4"/><text:span text:style-name="T14">arr2 &lt;&lt; [</text:span><text:span text:style-name="T6">"</text:span><text:span text:style-name="T17">#{</text:span><text:span text:style-name="T14">short2</text:span><text:span text:style-name="T17">}</text:span><text:span text:style-name="T6">"</text:span><text:span text:style-name="T14">,</text:span><text:span text:style-name="T6">"</text:span><text:span text:style-name="T17">#{</text:span><text:span text:style-name="T14">length2</text:span><text:span text:style-name="T17">}</text:span><text:span text:style-name="T6">"</text:span><text:span text:style-name="T14">]</text:span></text:p>
      <text:p text:style-name="P18"><text:s text:c="2"/><text:span text:style-name="T13">end</text:span></text:p>
      <text:p text:style-name="P19">end</text:p>
      <text:p text:style-name="P20"/>
      <text:p text:style-name="P18"><text:s text:c="2"/><text:span text:style-name="T14">arr3 = arr1 &amp; arr2</text:span></text:p>
      <text:p text:style-name="P20"/>
      <text:p text:style-name="P20"/>
      <text:p text:style-name="P20"/>
      <text:p text:style-name="P18"><text:s text:c="2"/><text:span text:style-name="T14">arr3 = arr3.sort_by <text:s/>{|el|</text:span></text:p>
      <text:p text:style-name="P18"><text:s text:c="5"/><text:span text:style-name="T14">el[</text:span><text:span text:style-name="T11">1</text:span><text:span text:style-name="T14">]</text:span></text:p>
      <text:p text:style-name="P18"><text:s text:c="2"/><text:span text:style-name="T14">}</text:span></text:p>
      <text:p text:style-name="P18"><text:s text:c="2"/></text:p>
      <text:p text:style-name="P18"><text:s text:c="2"/></text:p>
      <text:p text:style-name="P18"><text:s text:c="2"/></text:p>
      <text:p text:style-name="P18"><text:s text:c="6"/><text:span text:style-name="T4">CSV</text:span><text:span text:style-name="T14">.open(</text:span><text:span text:style-name="T6">"</text:span><text:span text:style-name="T8">result.csv</text:span><text:span text:style-name="T6">"</text:span><text:span text:style-name="T14">, </text:span><text:span text:style-name="T6">"</text:span><text:span text:style-name="T8">w</text:span><text:span text:style-name="T6">"</text:span><text:span text:style-name="T14">) </text:span><text:span text:style-name="T13">do</text:span><text:span text:style-name="T14"> |csv|</text:span></text:p>
      <text:p text:style-name="P18"><text:s/></text:p>
      <text:p text:style-name="P17">arr3.each <text:span text:style-name="T12">do</text:span> |element|</text:p>
      <text:p text:style-name="P17">csv &lt;&lt; element</text:p>
      <text:p text:style-name="P19">end</text:p>
      <text:p text:style-name="P18"><text:s/></text:p>
      <text:p text:style-name="P19">end</text:p>
      <text:p text:style-name="P3"/>
      <text:p text:style-name="P8">Moretti Georgiev</text:p>
      <text:p text:style-name="P4">Code:</text:p>
      <text:p text:style-name="P13">require <text:span text:style-name="T5">'</text:span><text:span text:style-name="T7">csv</text:span><text:span text:style-name="T5">'</text:span></text:p>
      <text:p text:style-name="P20"/>
      <text:p text:style-name="P17">student = <text:span text:style-name="T3">Hash</text:span>.new</text:p>
      <text:p text:style-name="P20"/>
      <text:p text:style-name="P17"><text:span text:style-name="T3">Dir</text:span>.glob(<text:span text:style-name="T5">"</text:span><text:span text:style-name="T18">#{</text:span><text:span text:style-name="T1">ARGV</text:span>[<text:span text:style-name="T10">0</text:span>]<text:span text:style-name="T18">}</text:span><text:span text:style-name="T7">*_*_*.rb</text:span><text:span text:style-name="T5">"</text:span>) <text:s/><text:span text:style-name="T12">do</text:span> |file|</text:p>
      <text:p text:style-name="P18"><text:s text:c="2"/><text:span text:style-name="T14">firstName = file.split(</text:span><text:span text:style-name="T6">"</text:span><text:span text:style-name="T8">/</text:span><text:span text:style-name="T6">"</text:span><text:span text:style-name="T14">).last.split(</text:span><text:span text:style-name="T6">"</text:span><text:span text:style-name="T8">_</text:span><text:span text:style-name="T6">"</text:span><text:span text:style-name="T14">).first</text:span></text:p>
      <text:p text:style-name="P18"><text:s text:c="2"/><text:span text:style-name="T14">lastName = file.split(</text:span><text:span text:style-name="T6">"</text:span><text:span text:style-name="T8">/</text:span><text:span text:style-name="T6">"</text:span><text:span text:style-name="T14">).last.split(</text:span><text:span text:style-name="T6">"</text:span><text:span text:style-name="T8">_</text:span><text:span text:style-name="T6">"</text:span><text:span text:style-name="T14">, </text:span><text:span text:style-name="T11">2</text:span><text:span text:style-name="T14">).last.split(</text:span><text:span text:style-name="T6">"</text:span><text:span text:style-name="T8">_</text:span><text:span text:style-name="T6">"</text:span><text:span text:style-name="T14">).first</text:span></text:p>
      <text:p text:style-name="P18"><text:s text:c="2"/><text:span text:style-name="T14">digit = file.split(</text:span><text:span text:style-name="T6">"</text:span><text:span text:style-name="T8">/</text:span><text:span text:style-name="T6">"</text:span><text:span text:style-name="T14">).last.split(</text:span><text:span text:style-name="T6">"</text:span><text:span text:style-name="T8">_</text:span><text:span text:style-name="T6">"</text:span><text:span text:style-name="T14">).last.split(</text:span><text:span text:style-name="T6">"</text:span><text:span text:style-name="T8">.</text:span><text:span text:style-name="T6">"</text:span><text:span text:style-name="T14">).first</text:span></text:p>
      <text:p text:style-name="P18"><text:s text:c="2"/><text:span text:style-name="T13">if</text:span><text:span text:style-name="T14"> lastName.length == </text:span><text:span text:style-name="T11">10</text:span></text:p>
      <text:p text:style-name="P18"><text:s text:c="4"/><text:span text:style-name="T14">student[firstName] = lastName</text:span></text:p>
      <text:p text:style-name="P18"><text:s text:c="2"/><text:span text:style-name="T13">end</text:span></text:p>
      <text:p text:style-name="P19">end</text:p>
      <text:p text:style-name="P20"/>
      <text:p text:style-name="P17"><text:span text:style-name="T3">CSV</text:span>.open(<text:span text:style-name="T5">"</text:span><text:span text:style-name="T7">result.csv</text:span><text:span text:style-name="T5">"</text:span>, <text:span text:style-name="T5">"</text:span><text:span text:style-name="T7">w</text:span><text:span text:style-name="T5">"</text:span>) <text:span text:style-name="T12">do</text:span> |csv_file| </text:p>
      <text:p text:style-name="P18"><text:s text:c="2"/><text:span text:style-name="T14">student.sort.each </text:span><text:span text:style-name="T13">do</text:span><text:span text:style-name="T14"> |key, value|</text:span></text:p>
      <text:p text:style-name="P18"><text:s text:c="4"/><text:span text:style-name="T14">csv_file &lt;&lt; [</text:span><text:span text:style-name="T6">"</text:span><text:span text:style-name="T17">#{</text:span><text:span text:style-name="T14">key</text:span><text:span text:style-name="T17">}</text:span><text:span text:style-name="T8">, </text:span><text:span text:style-name="T17">#{</text:span><text:span text:style-name="T14">value</text:span><text:span text:style-name="T17">}</text:span><text:span text:style-name="T6">"</text:span><text:span text:style-name="T14">]</text:span></text:p>
      <text:p text:style-name="P18"><text:s text:c="2"/><text:span text:style-name="T13">end</text:span></text:p>
      <text:p text:style-name="P19">end</text:p>
      <text:p text:style-name="P4"/>
      <text:p text:style-name="P8">Nikola Marinov</text:p>
      <text:p text:style-name="P4">Code:</text:p>
      <text:p text:style-name="P13">requre <text:span text:style-name="T5">'</text:span><text:span text:style-name="T7">csv</text:span><text:span text:style-name="T5">'</text:span></text:p>
      <text:p text:style-name="P17"><text:span text:style-name="T12">def</text:span> <text:span text:style-name="T15">is_numeric</text:span>(o)</text:p>
      <text:p text:style-name="P18"><text:s/><text:span text:style-name="T2">true</text:span><text:span text:style-name="T14"> </text:span><text:span text:style-name="T13">if</text:span><text:span text:style-name="T14"> Integer(o) </text:span><text:span text:style-name="T13">rescue</text:span><text:span text:style-name="T14"> </text:span><text:span text:style-name="T2">false</text:span></text:p>
      <text:p text:style-name="P18"><text:s/><text:span text:style-name="T13">end</text:span></text:p>
      <text:p text:style-name="P18"><text:s/></text:p>
      <text:p text:style-name="P18"><text:s/><text:span text:style-name="T14">array=[]</text:span></text:p>
      <text:p text:style-name="P20"/>
      <text:p text:style-name="P17">count=<text:span text:style-name="T10">0</text:span></text:p>
      <text:p text:style-name="P17"><text:span text:style-name="T3">Dir</text:span>.glob(<text:span text:style-name="T1">ARGV</text:span>[<text:span text:style-name="T10">0</text:span>] + <text:span text:style-name="T5">"</text:span><text:span text:style-name="T7">/**/*.*</text:span><text:span text:style-name="T5">"</text:span>).each <text:span text:style-name="T12">do</text:span> |file|</text:p>
      <text:p text:style-name="P20"/>
      <text:p text:style-name="P18"><text:s/><text:span text:style-name="T14">full_name=file.split(</text:span><text:span text:style-name="T6">"</text:span><text:span text:style-name="T8">/</text:span><text:span text:style-name="T6">"</text:span><text:span text:style-name="T14">).last</text:span></text:p>
      <text:p text:style-name="P18"><text:s/><text:span text:style-name="T14">name = file.split(</text:span><text:span text:style-name="T6">"</text:span><text:span text:style-name="T8">/</text:span><text:span text:style-name="T6">"</text:span><text:span text:style-name="T14">).last.split(</text:span><text:span text:style-name="T6">"</text:span><text:span text:style-name="T8">.</text:span><text:span text:style-name="T6">"</text:span><text:span text:style-name="T14">).first_split(</text:span><text:span text:style-name="T6">"</text:span><text:span text:style-name="T8">_</text:span><text:span text:style-name="T6">"</text:span><text:span text:style-name="T14">)</text:span></text:p>
      <text:p text:style-name="P18"><text:s/></text:p>
      <text:p text:style-name="P18"><text:s/><text:span text:style-name="T13">if</text:span><text:span text:style-name="T14"> name.lenght != </text:span><text:span text:style-name="T11">3</text:span><text:span text:style-name="T14"> &amp;&amp; !is_numeric(name[</text:span><text:span text:style-name="T11">2</text:span><text:span text:style-name="T14">])</text:span></text:p>
      <text:p text:style-name="P18"><text:s/><text:span text:style-name="T14">array(count) = []</text:span></text:p>
      <text:p text:style-name="P18"><text:s/><text:span text:style-name="T14">array(count) [</text:span><text:span text:style-name="T11">0</text:span><text:span text:style-name="T14">]=full_name</text:span></text:p>
      <text:p text:style-name="P18"><text:s/><text:span text:style-name="T14">array(count)[</text:span><text:span text:style-name="T11">1</text:span><text:span text:style-name="T14">]= full_name.to_s.lenght</text:span></text:p>
      <text:p text:style-name="P18"><text:s/><text:span text:style-name="T14">count += </text:span><text:span text:style-name="T11">1</text:span></text:p>
      <text:p text:style-name="P18"><text:s/></text:p>
      <text:p text:style-name="P18"><text:s/><text:span text:style-name="T13">end</text:span></text:p>
      <text:p text:style-name="P18"><text:s/><text:span text:style-name="T13">end</text:span></text:p>
      <text:p text:style-name="P18"><text:s/></text:p>
      <text:p text:style-name="P18"><text:s/><text:span text:style-name="T4">Dir</text:span><text:span text:style-name="T14">.glob(</text:span><text:span text:style-name="T2">ARGV</text:span><text:span text:style-name="T14">[</text:span><text:span text:style-name="T11">0</text:span><text:span text:style-name="T14">] + </text:span><text:span text:style-name="T6">"</text:span><text:span text:style-name="T8">/**/*.*</text:span><text:span text:style-name="T6">"</text:span><text:span text:style-name="T14">).each </text:span><text:span text:style-name="T13">do</text:span><text:span text:style-name="T14"> |file|</text:span></text:p>
      <text:p text:style-name="P20"/>
      <text:p text:style-name="P18"><text:s/><text:span text:style-name="T14">full_name=file.split(</text:span><text:span text:style-name="T6">"</text:span><text:span text:style-name="T8">/</text:span><text:span text:style-name="T6">"</text:span><text:span text:style-name="T14">).last</text:span></text:p>
      <text:p text:style-name="P18"><text:s/><text:span text:style-name="T14">name = file.split(</text:span><text:span text:style-name="T6">"</text:span><text:span text:style-name="T8">/</text:span><text:span text:style-name="T6">"</text:span><text:span text:style-name="T14">).last.split(</text:span><text:span text:style-name="T6">"</text:span><text:span text:style-name="T8">.</text:span><text:span text:style-name="T6">"</text:span><text:span text:style-name="T14">).first_split(</text:span><text:span text:style-name="T6">"</text:span><text:span text:style-name="T8">_</text:span><text:span text:style-name="T6">"</text:span><text:span text:style-name="T14">)</text:span></text:p>
      <text:p text:style-name="P18"><text:s/></text:p>
      <text:p text:style-name="P18"><text:s/><text:span text:style-name="T13">if</text:span><text:span text:style-name="T14"> name.lenght != </text:span><text:span text:style-name="T11">3</text:span><text:span text:style-name="T14"> &amp;&amp; !is_numeric(name[</text:span><text:span text:style-name="T11">2</text:span><text:span text:style-name="T14">])</text:span></text:p>
      <text:p text:style-name="P18"><text:s/><text:span text:style-name="T14">array(count) = []</text:span></text:p>
      <text:p text:style-name="P18"><text:s/><text:span text:style-name="T14">array(count) [</text:span><text:span text:style-name="T11">0</text:span><text:span text:style-name="T14">]=full_name</text:span></text:p>
      <text:p text:style-name="P18"><text:s/><text:span text:style-name="T14">array(count)[</text:span><text:span text:style-name="T11">1</text:span><text:span text:style-name="T14">]= full_name.to_s.lenght</text:span></text:p>
      <text:p text:style-name="P18"><text:s/><text:span text:style-name="T14">count += </text:span><text:span text:style-name="T11">1</text:span><text:span text:style-name="T14"> </text:span></text:p>
      <text:p text:style-name="P18"><text:s/><text:span text:style-name="T13">end</text:span></text:p>
      <text:p text:style-name="P18"><text:s/><text:span text:style-name="T13">end</text:span></text:p>
      <text:p text:style-name="P18"><text:s/><text:span text:style-name="T14">array = array.sort_by{|el| el|</text:span><text:span text:style-name="T11">0</text:span><text:span text:style-name="T14">|}</text:span></text:p>
      <text:p text:style-name="P18"><text:s/></text:p>
      <text:p text:style-name="P18"><text:s/><text:span text:style-name="T4">CSV</text:span><text:span text:style-name="T14">.open(</text:span><text:span text:style-name="T6">"</text:span><text:span text:style-name="T8">task.csv</text:span><text:span text:style-name="T6">"</text:span><text:span text:style-name="T14">,w) </text:span><text:span text:style-name="T13">do</text:span><text:span text:style-name="T14"> |csv|</text:span></text:p>
      <text:p text:style-name="P18"><text:s/><text:span text:style-name="T14">array=uniq.each </text:span><text:span text:style-name="T13">do</text:span><text:span text:style-name="T14"> |element|</text:span></text:p>
      <text:p text:style-name="P18"><text:s/><text:span text:style-name="T14">csv &lt;&lt; element</text:span></text:p>
      <text:p text:style-name="P18"><text:s/><text:span text:style-name="T13">end</text:span></text:p>
      <text:p text:style-name="P18"><text:s/><text:span text:style-name="T13">end</text:span></text:p>
      <text:p text:style-name="P4"/>
      <text:p text:style-name="P8">Petko Bozhinov</text:p>
      <text:p text:style-name="P4">Code:</text:p>
      <text:p text:style-name="P13">require <text:span text:style-name="T5">'</text:span><text:span text:style-name="T7">csv</text:span><text:span text:style-name="T5">'</text:span></text:p>
      <text:p text:style-name="P20"/>
      <text:p text:style-name="P17"><text:span text:style-name="T12">class</text:span> <text:span text:style-name="T21">String</text:span></text:p>
      <text:p text:style-name="P18"><text:s text:c="2"/><text:span text:style-name="T13">def</text:span><text:span text:style-name="T14"> </text:span><text:span text:style-name="T16">numeric?</text:span></text:p>
      <text:p text:style-name="P18"><text:s text:c="4"/><text:span text:style-name="T14">Float(</text:span><text:span text:style-name="T2">self</text:span><text:span text:style-name="T14">) != </text:span><text:span text:style-name="T2">nil</text:span><text:span text:style-name="T14"> </text:span><text:span text:style-name="T13">rescue</text:span><text:span text:style-name="T14"> </text:span><text:span text:style-name="T2">false</text:span></text:p>
      <text:p text:style-name="P18"><text:s text:c="2"/><text:span text:style-name="T13">end</text:span></text:p>
      <text:p text:style-name="P19">end</text:p>
      <text:p text:style-name="P20"/>
      <text:p text:style-name="P17">output = <text:span text:style-name="T3">Array</text:span>.new</text:p>
      <text:p text:style-name="P17">i = <text:span text:style-name="T10">0</text:span></text:p>
      <text:p text:style-name="P17"><text:span text:style-name="T3">Dir</text:span>.glob(<text:span text:style-name="T1">ARGV</text:span>[<text:span text:style-name="T10">0</text:span>] + <text:span text:style-name="T5">"</text:span><text:span text:style-name="T7">/*</text:span><text:span text:style-name="T5">"</text:span>) <text:span text:style-name="T12">do</text:span> |file|</text:p>
      <text:p text:style-name="P18"><text:s text:c="2"/><text:span text:style-name="T14">file = file.split(</text:span><text:span text:style-name="T6">'</text:span><text:span text:style-name="T8">/</text:span><text:span text:style-name="T6">'</text:span><text:span text:style-name="T14">).last.split(</text:span><text:span text:style-name="T6">'</text:span><text:span text:style-name="T8">.</text:span><text:span text:style-name="T6">'</text:span><text:span text:style-name="T14">).first.split(</text:span><text:span text:style-name="T6">'</text:span><text:span text:style-name="T8">_</text:span><text:span text:style-name="T6">'</text:span><text:span text:style-name="T14">)</text:span></text:p>
      <text:p text:style-name="P18"><text:s text:c="2"/><text:span text:style-name="T4">Dir</text:span><text:span text:style-name="T14">.glob(</text:span><text:span text:style-name="T2">ARGV</text:span><text:span text:style-name="T14">[</text:span><text:span text:style-name="T11">1</text:span><text:span text:style-name="T14">] + </text:span><text:span text:style-name="T6">"</text:span><text:span text:style-name="T8">/*</text:span><text:span text:style-name="T6">"</text:span><text:span text:style-name="T14">) </text:span><text:span text:style-name="T13">do</text:span><text:span text:style-name="T14"> |file2|</text:span></text:p>
      <text:p text:style-name="P18"><text:s text:c="4"/><text:span text:style-name="T14">file2 = file2.split(</text:span><text:span text:style-name="T6">'</text:span><text:span text:style-name="T8">/</text:span><text:span text:style-name="T6">'</text:span><text:span text:style-name="T14">).last.split(</text:span><text:span text:style-name="T6">'</text:span><text:span text:style-name="T8">.</text:span><text:span text:style-name="T6">'</text:span><text:span text:style-name="T14">).first.split(</text:span><text:span text:style-name="T6">'</text:span><text:span text:style-name="T8">_</text:span><text:span text:style-name="T6">'</text:span><text:span text:style-name="T14">)</text:span></text:p>
      <text:p text:style-name="P18"><text:s text:c="4"/><text:span text:style-name="T13">if</text:span><text:span text:style-name="T14"> </text:span><text:span text:style-name="T6">"</text:span><text:span text:style-name="T17">#{</text:span><text:span text:style-name="T14">file[</text:span><text:span text:style-name="T11">0</text:span><text:span text:style-name="T14">]</text:span><text:span text:style-name="T17">}</text:span><text:span text:style-name="T8"> </text:span><text:span text:style-name="T17">#{</text:span><text:span text:style-name="T14">file[</text:span><text:span text:style-name="T11">1</text:span><text:span text:style-name="T14">]</text:span><text:span text:style-name="T17">}</text:span><text:span text:style-name="T6">"</text:span><text:span text:style-name="T14"> == </text:span><text:span text:style-name="T6">"</text:span><text:span text:style-name="T17">#{</text:span><text:span text:style-name="T14">file2[</text:span><text:span text:style-name="T11">0</text:span><text:span text:style-name="T14">]</text:span><text:span text:style-name="T17">}</text:span><text:span text:style-name="T8"> </text:span><text:span text:style-name="T17">#{</text:span><text:span text:style-name="T14">file2[</text:span><text:span text:style-name="T11">1</text:span><text:span text:style-name="T14">]</text:span><text:span text:style-name="T17">}</text:span><text:span text:style-name="T6">"</text:span></text:p>
      <text:p text:style-name="P18"><text:s text:c="6"/><text:span text:style-name="T13">if</text:span><text:span text:style-name="T14"> file[</text:span><text:span text:style-name="T11">2</text:span><text:span text:style-name="T14">].numeric?</text:span></text:p>
      <text:p text:style-name="P18"><text:s text:c="8"/><text:span text:style-name="T13">if</text:span><text:span text:style-name="T14"> file[</text:span><text:span text:style-name="T11">0</text:span><text:span text:style-name="T14">].to_s.length == </text:span><text:span text:style-name="T11">5</text:span></text:p>
      <text:p text:style-name="P18"><text:s text:c="10"/><text:span text:style-name="T14">output[i] = </text:span><text:span text:style-name="T4">Array</text:span><text:span text:style-name="T14">.new</text:span></text:p>
      <text:p text:style-name="P18"><text:s text:c="10"/><text:span text:style-name="T14">output[i][</text:span><text:span text:style-name="T11">0</text:span><text:span text:style-name="T14">] = file[</text:span><text:span text:style-name="T11">0</text:span><text:span text:style-name="T14">]</text:span></text:p>
      <text:p text:style-name="P18"><text:s text:c="10"/><text:span text:style-name="T14">output[i][</text:span><text:span text:style-name="T11">1</text:span><text:span text:style-name="T14">] = file[</text:span><text:span text:style-name="T11">1</text:span><text:span text:style-name="T14">]</text:span></text:p>
      <text:p text:style-name="P18"><text:s text:c="10"/><text:span text:style-name="T14">i+=</text:span><text:span text:style-name="T11">1</text:span></text:p>
      <text:p text:style-name="P18"><text:s text:c="8"/><text:span text:style-name="T13">end</text:span></text:p>
      <text:p text:style-name="P18"><text:s text:c="6"/><text:span text:style-name="T13">end</text:span></text:p>
      <text:p text:style-name="P18"><text:s text:c="4"/><text:span text:style-name="T13">end</text:span></text:p>
      <text:p text:style-name="P18"><text:s text:c="2"/><text:span text:style-name="T13">end</text:span><text:span text:style-name="T14"> <text:s/></text:span></text:p>
      <text:p text:style-name="P19">end</text:p>
      <text:p text:style-name="P20"/>
      <text:p text:style-name="P17">output = output.sort_by{ |element| element[<text:span text:style-name="T10">1</text:span>]}</text:p>
      <text:p text:style-name="P17"><text:span text:style-name="T3">CSV</text:span>.open(<text:span text:style-name="T5">"</text:span><text:span text:style-name="T7">result.csv</text:span><text:span text:style-name="T5">"</text:span>, <text:span text:style-name="T5">"</text:span><text:span text:style-name="T7">w</text:span><text:span text:style-name="T5">"</text:span>) <text:span text:style-name="T12">do</text:span> |csv|</text:p>
      <text:p text:style-name="P18"><text:s text:c="2"/><text:span text:style-name="T14">output.each </text:span><text:span text:style-name="T13">do</text:span><text:span text:style-name="T14"> |pusher|</text:span></text:p>
      <text:p text:style-name="P18"><text:s text:c="4"/><text:span text:style-name="T14">csv &lt;&lt; pusher</text:span></text:p>
      <text:p text:style-name="P18"><text:s text:c="2"/><text:span text:style-name="T13">end</text:span></text:p>
      <text:p text:style-name="P19">end</text:p>
      <text:p text:style-name="P4"/>
      <text:p text:style-name="P8">Radoslav Kostadinov</text:p>
      <text:p text:style-name="P4">Code:</text:p>
      <text:p text:style-name="P13">require <text:span text:style-name="T5">'</text:span><text:span text:style-name="T7">csv</text:span><text:span text:style-name="T5">'</text:span></text:p>
      <text:p text:style-name="P17">file1 = <text:span text:style-name="T3">Hash</text:span>.new</text:p>
      <text:p text:style-name="P17">file2 = <text:span text:style-name="T3">Hash</text:span>.new</text:p>
      <text:p text:style-name="P20"/>
      <text:p text:style-name="P17">path1 = <text:span text:style-name="T1">ARGV</text:span>[<text:span text:style-name="T10">0</text:span>]</text:p>
      <text:p text:style-name="P17">path2 = <text:span text:style-name="T1">ARGV</text:span>[<text:span text:style-name="T10">1</text:span>]</text:p>
      <text:p text:style-name="P20"/>
      <text:p text:style-name="P17"><text:span text:style-name="T3">Dir</text:span>.glob(<text:span text:style-name="T5">"</text:span><text:span text:style-name="T18">#{</text:span>path1<text:span text:style-name="T18">}</text:span><text:span text:style-name="T7">*.rb</text:span><text:span text:style-name="T5">"</text:span>) <text:span text:style-name="T12">do</text:span> |my_text_file| </text:p>
      <text:p text:style-name="P18"><text:s text:c="4"/><text:span text:style-name="T14">s = my_text_file.split(</text:span><text:span text:style-name="T19">/</text:span><text:span text:style-name="T8">\/</text:span><text:span text:style-name="T19">/</text:span><text:span text:style-name="T14">).last.capitalize</text:span></text:p>
      <text:p text:style-name="P18"><text:s text:c="4"/><text:span text:style-name="T14">first_name = my_text_file.split(</text:span><text:span text:style-name="T6">"</text:span><text:span text:style-name="T8">/</text:span><text:span text:style-name="T6">"</text:span><text:span text:style-name="T14">).last.split(</text:span><text:span text:style-name="T6">"</text:span><text:span text:style-name="T8">_</text:span><text:span text:style-name="T6">"</text:span><text:span text:style-name="T14">).first</text:span></text:p>
      <text:p text:style-name="P18"><text:s text:c="4"/><text:span text:style-name="T14">last_name <text:s/>= my_text_file.split(</text:span><text:span text:style-name="T6">"</text:span><text:span text:style-name="T8">/</text:span><text:span text:style-name="T6">"</text:span><text:span text:style-name="T14">).last.split(</text:span><text:span text:style-name="T6">"</text:span><text:span text:style-name="T8">_</text:span><text:span text:style-name="T6">"</text:span><text:span text:style-name="T14">,</text:span><text:span text:style-name="T11">2</text:span><text:span text:style-name="T14">).last.split(</text:span><text:span text:style-name="T6">"</text:span><text:span text:style-name="T8">_</text:span><text:span text:style-name="T6">"</text:span><text:span text:style-name="T14">).first</text:span></text:p>
      <text:p text:style-name="P20"/>
      <text:p text:style-name="P18"><text:s text:c="4"/></text:p>
      <text:p text:style-name="P18"><text:s text:c="4"/><text:span text:style-name="T13">if</text:span><text:span text:style-name="T14"> s.count(</text:span><text:span text:style-name="T6">'</text:span><text:span text:style-name="T8">_</text:span><text:span text:style-name="T6">'</text:span><text:span text:style-name="T14">) == </text:span><text:span text:style-name="T11">2</text:span><text:span text:style-name="T14"> </text:span><text:span text:style-name="T13">and</text:span><text:span text:style-name="T14"> !((first_name == </text:span><text:span text:style-name="T6">""</text:span><text:span text:style-name="T14"> || first_name == </text:span><text:span text:style-name="T6">"</text:span><text:span text:style-name="T8"> </text:span><text:span text:style-name="T6">"</text:span><text:span text:style-name="T14">) || (last_name == </text:span><text:span text:style-name="T6">""</text:span><text:span text:style-name="T14"> || last_name == </text:span><text:span text:style-name="T6">"</text:span><text:span text:style-name="T8"> </text:span><text:span text:style-name="T6">"</text:span><text:span text:style-name="T14">))</text:span></text:p>
      <text:p text:style-name="P18"><text:s text:c="8"/><text:span text:style-name="T14">file1[first_name] = last_name</text:span></text:p>
      <text:p text:style-name="P18"><text:s text:c="6"/><text:span text:style-name="T13">end</text:span></text:p>
      <text:p text:style-name="P19">end</text:p>
      <text:p text:style-name="P20"/>
      <text:p text:style-name="P17"><text:span text:style-name="T3">Dir</text:span>.glob(<text:span text:style-name="T5">"</text:span><text:span text:style-name="T18">#{</text:span>path2<text:span text:style-name="T18">}</text:span><text:span text:style-name="T7">*.rb</text:span><text:span text:style-name="T5">"</text:span>) <text:span text:style-name="T12">do</text:span> |my_text_file| </text:p>
      <text:p text:style-name="P18"><text:s text:c="4"/><text:span text:style-name="T14">s = my_text_file.split(</text:span><text:span text:style-name="T19">/</text:span><text:span text:style-name="T8">\/</text:span><text:span text:style-name="T19">/</text:span><text:span text:style-name="T14">).last.capitalize</text:span></text:p>
      <text:p text:style-name="P18"><text:s text:c="4"/><text:span text:style-name="T14">first_name = my_text_file.split(</text:span><text:span text:style-name="T6">"</text:span><text:span text:style-name="T8">/</text:span><text:span text:style-name="T6">"</text:span><text:span text:style-name="T14">).last.split(</text:span><text:span text:style-name="T6">"</text:span><text:span text:style-name="T8">_</text:span><text:span text:style-name="T6">"</text:span><text:span text:style-name="T14">).first</text:span></text:p>
      <text:p text:style-name="P18"><text:s text:c="4"/><text:span text:style-name="T14">last_name <text:s/>= my_text_file.split(</text:span><text:span text:style-name="T6">"</text:span><text:span text:style-name="T8">/</text:span><text:span text:style-name="T6">"</text:span><text:span text:style-name="T14">).last.split(</text:span><text:span text:style-name="T6">"</text:span><text:span text:style-name="T8">_</text:span><text:span text:style-name="T6">"</text:span><text:span text:style-name="T14">,</text:span><text:span text:style-name="T11">2</text:span><text:span text:style-name="T14">).last.split(</text:span><text:span text:style-name="T6">"</text:span><text:span text:style-name="T8">_</text:span><text:span text:style-name="T6">"</text:span><text:span text:style-name="T14">).first</text:span></text:p>
      <text:p text:style-name="P18"><text:s text:c="2"/></text:p>
      <text:p text:style-name="P18"><text:s text:c="4"/><text:span text:style-name="T13">if</text:span><text:span text:style-name="T14"> s.count(</text:span><text:span text:style-name="T6">'</text:span><text:span text:style-name="T8">_</text:span><text:span text:style-name="T6">'</text:span><text:span text:style-name="T14">) == </text:span><text:span text:style-name="T11">2</text:span><text:span text:style-name="T14"> </text:span><text:span text:style-name="T13">and</text:span><text:span text:style-name="T14"> !((first_name == </text:span><text:span text:style-name="T6">""</text:span><text:span text:style-name="T14"> || first_name == </text:span><text:span text:style-name="T6">"</text:span><text:span text:style-name="T8"> </text:span><text:span text:style-name="T6">"</text:span><text:span text:style-name="T14">) || (last_name == </text:span><text:span text:style-name="T6">""</text:span><text:span text:style-name="T14"> || last_name == </text:span><text:span text:style-name="T6">"</text:span><text:span text:style-name="T8"> </text:span><text:span text:style-name="T6">"</text:span><text:span text:style-name="T14">))</text:span></text:p>
      <text:p text:style-name="P18"><text:s text:c="8"/><text:span text:style-name="T14">file2[first_name] = last_name</text:span></text:p>
      <text:p text:style-name="P18"><text:s text:c="6"/><text:span text:style-name="T13">end</text:span></text:p>
      <text:p text:style-name="P19">end</text:p>
      <text:p text:style-name="P20"/>
      <text:p text:style-name="P17"><text:span text:style-name="T3">CSV</text:span>.open(<text:span text:style-name="T5">"</text:span><text:span text:style-name="T7">result.csv</text:span><text:span text:style-name="T5">"</text:span>, <text:span text:style-name="T5">"</text:span><text:span text:style-name="T7">w</text:span><text:span text:style-name="T5">"</text:span>) <text:span text:style-name="T12">do</text:span> |csv|</text:p>
      <text:p text:style-name="P18"><text:s text:c="2"/><text:span text:style-name="T14">file1.sort.each </text:span><text:span text:style-name="T13">do</text:span><text:span text:style-name="T14"> |first_name, last_name|</text:span></text:p>
      <text:p text:style-name="P18"><text:s text:c="4"/><text:span text:style-name="T14">file2.sort.each </text:span><text:span text:style-name="T13">do</text:span><text:span text:style-name="T14"> |first_name1, last_name1|</text:span></text:p>
      <text:p text:style-name="P18"><text:s text:c="5"/><text:span text:style-name="T13">if</text:span><text:span text:style-name="T14"> first_name1 == first_name </text:span><text:span text:style-name="T13">and</text:span><text:span text:style-name="T14"> last_name1 == last_name</text:span></text:p>
      <text:p text:style-name="P18"><text:s text:c="6"/><text:span text:style-name="T13">begin</text:span></text:p>
      <text:p text:style-name="P18"><text:s text:c="6"/><text:span text:style-name="T13">end</text:span></text:p>
      <text:p text:style-name="P18"><text:s text:c="6"/><text:span text:style-name="T13">else</text:span></text:p>
      <text:p text:style-name="P18"><text:s text:c="8"/><text:span text:style-name="T14">csv &lt;&lt; [last_name1, first_name1]</text:span></text:p>
      <text:p text:style-name="P18"><text:s text:c="6"/><text:span text:style-name="T13">end</text:span></text:p>
      <text:p text:style-name="P18"><text:s text:c="4"/><text:span text:style-name="T13">end</text:span></text:p>
      <text:p text:style-name="P18"><text:s text:c="2"/><text:span text:style-name="T13">end</text:span></text:p>
      <text:p text:style-name="P18"><text:s text:c="2"/><text:span text:style-name="T13">end</text:span></text:p>
      <text:p text:style-name="P4"/>
      <text:p text:style-name="P9">Simeon Shopkin</text:p>
      <text:p text:style-name="P5">Code:</text:p>
      <text:p text:style-name="P14">require <text:span text:style-name="T5">'</text:span><text:span text:style-name="T7">csv</text:span><text:span text:style-name="T5">'</text:span></text:p>
      <text:p text:style-name="P20"/>
      <text:p text:style-name="P17">arr = <text:span text:style-name="T3">Array</text:span>.new</text:p>
      <text:p text:style-name="P18"><text:s text:c="2"/><text:span text:style-name="T4">Dir</text:span><text:span text:style-name="T14">.glob(</text:span><text:span text:style-name="T2">ARGV</text:span><text:span text:style-name="T14">[</text:span><text:span text:style-name="T11">0</text:span><text:span text:style-name="T14">]+</text:span><text:span text:style-name="T6">"</text:span><text:span text:style-name="T8">/*.rb</text:span><text:span text:style-name="T6">"</text:span><text:span text:style-name="T14">) </text:span><text:span text:style-name="T13">do</text:span><text:span text:style-name="T14"> |first_files| <text:s text:c="7"/></text:span></text:p>
      <text:p text:style-name="P18"><text:s text:c="4"/><text:span text:style-name="T4">Dir</text:span><text:span text:style-name="T14">.glob(</text:span><text:span text:style-name="T2">ARGV</text:span><text:span text:style-name="T14">[</text:span><text:span text:style-name="T11">1</text:span><text:span text:style-name="T14">]+</text:span><text:span text:style-name="T6">"</text:span><text:span text:style-name="T8">/*.rb</text:span><text:span text:style-name="T6">"</text:span><text:span text:style-name="T14">) </text:span><text:span text:style-name="T13">do</text:span><text:span text:style-name="T14"> |second_files|</text:span></text:p>
      <text:p text:style-name="P18"><text:s text:c="6"/><text:span text:style-name="T14">first_files = first_files.split(</text:span><text:span text:style-name="T6">"</text:span><text:span text:style-name="T8">/</text:span><text:span text:style-name="T6">"</text:span><text:span text:style-name="T14">).last.split(</text:span><text:span text:style-name="T6">"</text:span><text:span text:style-name="T8">.</text:span><text:span text:style-name="T6">"</text:span><text:span text:style-name="T14">).first.split(</text:span><text:span text:style-name="T6">"</text:span><text:span text:style-name="T8">_</text:span><text:span text:style-name="T6">"</text:span><text:span text:style-name="T14">)</text:span></text:p>
      <text:p text:style-name="P18"><text:s text:c="6"/><text:span text:style-name="T13">if</text:span><text:span text:style-name="T14"> first_files.size != </text:span><text:span text:style-name="T11">3</text:span></text:p>
      <text:p text:style-name="P18"><text:s text:c="8"/><text:span text:style-name="T13">if</text:span><text:span text:style-name="T14"> first_files != second_files</text:span></text:p>
      <text:p text:style-name="P18"><text:s text:c="12"/><text:span text:style-name="T14">print_count = first_files.split(</text:span><text:span text:style-name="T6">"</text:span><text:span text:style-name="T8">/</text:span><text:span text:style-name="T6">"</text:span><text:span text:style-name="T14">).last.split(</text:span><text:span text:style-name="T6">"</text:span><text:span text:style-name="T8">.</text:span><text:span text:style-name="T6">"</text:span><text:span text:style-name="T14">).first <text:s/></text:span></text:p>
      <text:p text:style-name="P18"><text:s text:c="12"/><text:span text:style-name="T14">p = print_count.size.to_s</text:span></text:p>
      <text:p text:style-name="P18"><text:s text:c="12"/><text:span text:style-name="T14">print = first_files[</text:span><text:span text:style-name="T11">0</text:span><text:span text:style-name="T14">].capitalize+</text:span><text:span text:style-name="T6">"</text:span><text:span text:style-name="T8">_</text:span><text:span text:style-name="T6">"</text:span><text:span text:style-name="T14">+first_files[</text:span><text:span text:style-name="T11">1</text:span><text:span text:style-name="T14">].capitalize+</text:span><text:span text:style-name="T6">"</text:span><text:span text:style-name="T8">_</text:span><text:span text:style-name="T6">"</text:span><text:span text:style-name="T14">+first_files[</text:span><text:span text:style-name="T11">2</text:span><text:span text:style-name="T14">]+</text:span><text:span text:style-name="T6">"</text:span><text:span text:style-name="T8">,</text:span><text:span text:style-name="T6">"</text:span><text:span text:style-name="T14">+p</text:span></text:p>
      <text:p text:style-name="P18"><text:s text:c="12"/><text:span text:style-name="T14">arr.push(print)</text:span></text:p>
      <text:p text:style-name="P18"><text:s text:c="8"/><text:span text:style-name="T13">end</text:span></text:p>
      <text:p text:style-name="P18"><text:s text:c="6"/><text:span text:style-name="T13">end</text:span><text:span text:style-name="T14"> <text:s text:c="3"/></text:span></text:p>
      <text:p text:style-name="P18"><text:s text:c="4"/><text:span text:style-name="T13">end</text:span></text:p>
      <text:p text:style-name="P18"><text:s text:c="2"/><text:span text:style-name="T13">end</text:span><text:span text:style-name="T14"> <text:s/></text:span></text:p>
      <text:p text:style-name="P18"><text:s text:c="2"/></text:p>
      <text:p text:style-name="P18"><text:s text:c="2"/><text:span text:style-name="T4">CSV</text:span><text:span text:style-name="T14">.open(</text:span><text:span text:style-name="T6">"</text:span><text:span text:style-name="T8">result.csv</text:span><text:span text:style-name="T6">"</text:span><text:span text:style-name="T14">,</text:span><text:span text:style-name="T6">"</text:span><text:span text:style-name="T8">w</text:span><text:span text:style-name="T6">"</text:span><text:span text:style-name="T14">) </text:span><text:span text:style-name="T13">do</text:span><text:span text:style-name="T14"> |csv|</text:span></text:p>
      <text:p text:style-name="P18"><text:s text:c="4"/><text:span text:style-name="T14">arr.sort.each </text:span><text:span text:style-name="T13">do</text:span><text:span text:style-name="T14"> |element|</text:span></text:p>
      <text:p text:style-name="P18"><text:s text:c="6"/><text:span text:style-name="T14">csv &lt;&lt; [element]</text:span></text:p>
      <text:p text:style-name="P18"><text:s text:c="4"/><text:span text:style-name="T13">end</text:span></text:p>
      <text:p text:style-name="P18"><text:s text:c="2"/><text:span text:style-name="T13">end</text:span></text:p>
      <text:p text:style-name="P5"/>
      <text:p text:style-name="P9">Stanimir Bogdanov </text:p>
      <text:p text:style-name="P5">Code:</text:p>
      <text:p text:style-name="P14">require <text:span text:style-name="T5">'</text:span><text:span text:style-name="T7">csv</text:span><text:span text:style-name="T5">'</text:span></text:p>
      <text:p text:style-name="P20"/>
      <text:p text:style-name="P17">directory = <text:span text:style-name="T1">ARGV</text:span>[<text:span text:style-name="T10">0</text:span>]</text:p>
      <text:p text:style-name="P17">students = <text:span text:style-name="T3">Hash</text:span>.new</text:p>
      <text:p text:style-name="P20"/>
      <text:p text:style-name="P17"><text:span text:style-name="T3">Dir</text:span>.glob(<text:span text:style-name="T5">"</text:span><text:span text:style-name="T18">#{</text:span>directory<text:span text:style-name="T18">}</text:span><text:span text:style-name="T7">*</text:span><text:span text:style-name="T5">"</text:span>) <text:span text:style-name="T12">do</text:span> |filename|</text:p>
      <text:p text:style-name="P18"><text:s text:c="2"/><text:span text:style-name="T13">unless</text:span><text:span text:style-name="T14"> (filename.split(</text:span><text:span text:style-name="T6">'</text:span><text:span text:style-name="T8">/</text:span><text:span text:style-name="T6">'</text:span><text:span text:style-name="T14">).last =~ </text:span><text:span text:style-name="T19">/</text:span><text:span text:style-name="T20">^[a-zA-Z0-9]+_[a-zA-Z0-9]+_[0-9]+.rb$</text:span><text:span text:style-name="T19">/</text:span><text:span text:style-name="T14">).nil?</text:span></text:p>
      <text:p text:style-name="P18"><text:s text:c="4"/><text:span text:style-name="T14">first_name = filename.split(</text:span><text:span text:style-name="T6">'</text:span><text:span text:style-name="T8">/</text:span><text:span text:style-name="T6">'</text:span><text:span text:style-name="T14">).last.split(</text:span><text:span text:style-name="T6">'</text:span><text:span text:style-name="T8">_</text:span><text:span text:style-name="T6">'</text:span><text:span text:style-name="T14">)[</text:span><text:span text:style-name="T11">0</text:span><text:span text:style-name="T14">]</text:span></text:p>
      <text:p text:style-name="P18"><text:s text:c="4"/><text:span text:style-name="T14">second_name = filename.split(</text:span><text:span text:style-name="T6">'</text:span><text:span text:style-name="T8">/</text:span><text:span text:style-name="T6">'</text:span><text:span text:style-name="T14">).last.split(</text:span><text:span text:style-name="T6">'</text:span><text:span text:style-name="T8">_</text:span><text:span text:style-name="T6">'</text:span><text:span text:style-name="T14">)[</text:span><text:span text:style-name="T11">1</text:span><text:span text:style-name="T14">]</text:span></text:p>
      <text:p text:style-name="P18"><text:s text:c="4"/><text:span text:style-name="T14">students[first_name] = second_name </text:span><text:span text:style-name="T13">if</text:span><text:span text:style-name="T14"> first_name.length == </text:span><text:span text:style-name="T11">10</text:span></text:p>
      <text:p text:style-name="P18"><text:s text:c="2"/><text:span text:style-name="T13">end</text:span></text:p>
      <text:p text:style-name="P19">end</text:p>
      <text:p text:style-name="P20"/>
      <text:p text:style-name="P17"><text:span text:style-name="T3">CSV</text:span>.open(<text:span text:style-name="T5">"</text:span><text:span text:style-name="T7">result.csv</text:span><text:span text:style-name="T5">"</text:span>, <text:span text:style-name="T5">"</text:span><text:span text:style-name="T7">w</text:span><text:span text:style-name="T5">"</text:span>) <text:span text:style-name="T12">do</text:span> |csv|</text:p>
      <text:p text:style-name="P18"><text:s text:c="2"/><text:span text:style-name="T4">Hash</text:span><text:span text:style-name="T14">[students.sort_by { |first, last| last }.reverse].each </text:span><text:span text:style-name="T13">do</text:span><text:span text:style-name="T14"> |first, last|</text:span></text:p>
      <text:p text:style-name="P18"><text:s text:c="4"/><text:span text:style-name="T14">csv &lt;&lt; [ first, last ]</text:span></text:p>
      <text:p text:style-name="P18"><text:s text:c="4"/><text:span text:style-name="T9"># puts "#{first},#{last}"</text:span></text:p>
      <text:p text:style-name="P18"><text:s text:c="2"/><text:span text:style-name="T13">end</text:span></text:p>
      <text:p text:style-name="P19">end</text:p>
      <text:p text:style-name="P5"/>
      <text:p text:style-name="P9">Stanislav Gospodinov</text:p>
      <text:p text:style-name="P5">Code:</text:p>
      <text:p text:style-name="P14">require <text:span text:style-name="T5">'</text:span><text:span text:style-name="T7">csv</text:span><text:span text:style-name="T5">'</text:span></text:p>
      <text:p text:style-name="P17">hash = <text:span text:style-name="T3">Hash</text:span>.new</text:p>
      <text:p text:style-name="P20"/>
      <text:p text:style-name="P17"><text:span text:style-name="T3">Dir</text:span>.glob(<text:span text:style-name="T5">"</text:span><text:span text:style-name="T18">#{</text:span><text:span text:style-name="T1">ARGV</text:span>[<text:span text:style-name="T10">0</text:span>]<text:span text:style-name="T18">}</text:span><text:span text:style-name="T7">*.rb</text:span><text:span text:style-name="T5">"</text:span>) <text:span text:style-name="T12">do</text:span> |file|</text:p>
      <text:p text:style-name="P18"><text:s text:c="2"/><text:span text:style-name="T14">filename = file.split(</text:span><text:span text:style-name="T6">'</text:span><text:span text:style-name="T8">/</text:span><text:span text:style-name="T6">'</text:span><text:span text:style-name="T14">).last.split(</text:span><text:span text:style-name="T6">'</text:span><text:span text:style-name="T8">.</text:span><text:span text:style-name="T6">'</text:span><text:span text:style-name="T14">).first;</text:span></text:p>
      <text:p text:style-name="P18"><text:s text:c="4"/><text:span text:style-name="T13">if</text:span><text:span text:style-name="T14"> filename.split(</text:span><text:span text:style-name="T6">'</text:span><text:span text:style-name="T8">_</text:span><text:span text:style-name="T6">'</text:span><text:span text:style-name="T14">).length == </text:span><text:span text:style-name="T11">3</text:span></text:p>
      <text:p text:style-name="P18"><text:s text:c="6"/><text:span text:style-name="T13">if</text:span><text:span text:style-name="T14"> filename.split(</text:span><text:span text:style-name="T6">'</text:span><text:span text:style-name="T8">_</text:span><text:span text:style-name="T6">'</text:span><text:span text:style-name="T14">)[</text:span><text:span text:style-name="T11">1</text:span><text:span text:style-name="T14">].length == </text:span><text:span text:style-name="T11">5</text:span><text:span text:style-name="T14"> </text:span></text:p>
      <text:p text:style-name="P18"><text:s text:c="8"/><text:span text:style-name="T14">hash[filename.split(</text:span><text:span text:style-name="T6">'</text:span><text:span text:style-name="T8">_</text:span><text:span text:style-name="T6">'</text:span><text:span text:style-name="T14">)[</text:span><text:span text:style-name="T11">0</text:span><text:span text:style-name="T14">]] = filename.split(</text:span><text:span text:style-name="T6">'</text:span><text:span text:style-name="T8">_</text:span><text:span text:style-name="T6">'</text:span><text:span text:style-name="T14">)[</text:span><text:span text:style-name="T11">1</text:span><text:span text:style-name="T14">]</text:span></text:p>
      <text:p text:style-name="P18"><text:s text:c="6"/><text:span text:style-name="T13">end</text:span></text:p>
      <text:p text:style-name="P18"><text:s text:c="4"/><text:span text:style-name="T13">end</text:span></text:p>
      <text:p text:style-name="P19">end</text:p>
      <text:p text:style-name="P20"/>
      <text:p text:style-name="P17">hash = <text:span text:style-name="T3">Hash</text:span>[hash.sort_by{|k, v| v}]</text:p>
      <text:p text:style-name="P20"/>
      <text:p text:style-name="P17"><text:span text:style-name="T3">CSV</text:span>.open(<text:span text:style-name="T5">"</text:span><text:span text:style-name="T7">results.csv</text:span><text:span text:style-name="T5">"</text:span>, <text:span text:style-name="T5">"</text:span><text:span text:style-name="T7">w</text:span><text:span text:style-name="T5">"</text:span>) <text:span text:style-name="T12">do</text:span> |csv|</text:p>
      <text:p text:style-name="P18"><text:s text:c="2"/><text:span text:style-name="T14">hash.each </text:span><text:span text:style-name="T13">do</text:span><text:span text:style-name="T14"> |key, value|</text:span></text:p>
      <text:p text:style-name="P18"><text:s text:c="4"/><text:span text:style-name="T14">csv &lt;&lt; [key, value].flatten</text:span></text:p>
      <text:p text:style-name="P18"><text:s text:c="2"/><text:span text:style-name="T13">end</text:span></text:p>
      <text:p text:style-name="P19">end</text:p>
      <text:p text:style-name="P5"/>
      <text:p text:style-name="P9">Stanislav Valkanov</text:p>
      <text:p text:style-name="P5">Code:</text:p>
      <text:p text:style-name="P14">require <text:span text:style-name="T5">'</text:span><text:span text:style-name="T7">csv</text:span><text:span text:style-name="T5">'</text:span></text:p>
      <text:p text:style-name="P17">a = <text:span text:style-name="T3">Hash</text:span>.new</text:p>
      <text:p text:style-name="P17">path = <text:span text:style-name="T1">ARGV</text:span>[<text:span text:style-name="T10">0</text:span>]</text:p>
      <text:p text:style-name="P17"><text:span text:style-name="T3">Dir</text:span>.glob(path + <text:span text:style-name="T5">"</text:span><text:span text:style-name="T7">**/*.rb</text:span><text:span text:style-name="T5">"</text:span>) <text:span text:style-name="T12">do</text:span> |my_text_file|</text:p>
      <text:p text:style-name="P17">short_name = my_text_file.split(<text:span text:style-name="T5">'</text:span><text:span text:style-name="T7">/</text:span><text:span text:style-name="T5">'</text:span>).last.split(<text:span text:style-name="T5">'</text:span><text:span text:style-name="T7">.</text:span><text:span text:style-name="T5">'</text:span>).first</text:p>
      <text:p text:style-name="P17">name = short_name.split(<text:span text:style-name="T5">"</text:span><text:span text:style-name="T7">_</text:span><text:span text:style-name="T5">"</text:span>)[<text:span text:style-name="T10">0</text:span>]</text:p>
      <text:p text:style-name="P17">last = short_name.split(<text:span text:style-name="T5">"</text:span><text:span text:style-name="T7">_</text:span><text:span text:style-name="T5">"</text:span>)[<text:span text:style-name="T10">1</text:span>]</text:p>
      <text:p text:style-name="P17">last.to_s</text:p>
      <text:p text:style-name="P17"><text:span text:style-name="T12">if</text:span> (last.length == <text:span text:style-name="T10">5</text:span>)&amp;&amp;(short_name.split(<text:span text:style-name="T5">"</text:span><text:span text:style-name="T7">_</text:span><text:span text:style-name="T5">"</text:span>).size == <text:span text:style-name="T10">3</text:span>)</text:p>
      <text:p text:style-name="P17">a[<text:span text:style-name="T5">"</text:span><text:span text:style-name="T18">#{</text:span>name<text:span text:style-name="T18">}</text:span><text:span text:style-name="T5">"</text:span>] = last</text:p>
      <text:p text:style-name="P19">end</text:p>
      <text:p text:style-name="P19">end</text:p>
      <text:p text:style-name="P17"><text:span text:style-name="T3">CSV</text:span>.open(<text:span text:style-name="T5">"</text:span><text:span text:style-name="T7">result.csv</text:span><text:span text:style-name="T5">"</text:span>, <text:span text:style-name="T5">"</text:span><text:span text:style-name="T7">w</text:span><text:span text:style-name="T5">"</text:span>) <text:span text:style-name="T12">do</text:span> |csv|</text:p>
      <text:p text:style-name="P17"><text:span text:style-name="T3">Hash</text:span>[a.sort.reverse].each <text:span text:style-name="T12">do</text:span> |element|</text:p>
      <text:p text:style-name="P17">csv &lt;&lt; element</text:p>
      <text:p text:style-name="P19">end</text:p>
      <text:p text:style-name="P19">end</text:p>
      <text:p text:style-name="P5"/>
      <text:p text:style-name="P9">Tihomir Lidanski</text:p>
      <text:p text:style-name="P5">Code:</text:p>
      <text:p text:style-name="P14">require <text:span text:style-name="T5">'</text:span><text:span text:style-name="T7">csv</text:span><text:span text:style-name="T5">'</text:span></text:p>
      <text:p text:style-name="P20"/>
      <text:p text:style-name="P17"><text:span text:style-name="T3">Dir</text:span>.glob(<text:span text:style-name="T1">ARGV</text:span>[<text:span text:style-name="T10">0</text:span>] + <text:span text:style-name="T5">"</text:span><text:span text:style-name="T7">*.</text:span><text:span text:style-name="T5">"</text:span>) <text:span text:style-name="T12">do</text:span> |file|</text:p>
      <text:p text:style-name="P18"><text:s text:c="2"/><text:span text:style-name="T14">name = file.split (</text:span><text:span text:style-name="T6">"</text:span><text:span text:style-name="T8">/</text:span><text:span text:style-name="T6">"</text:span><text:span text:style-name="T14">)last.split(</text:span><text:span text:style-name="T6">"</text:span><text:span text:style-name="T8">.</text:span><text:span text:style-name="T6">"</text:span><text:span text:style-name="T14">)</text:span></text:p>
      <text:p text:style-name="P18"><text:s text:c="2"/></text:p>
      <text:p text:style-name="P18"><text:s text:c="2"/></text:p>
      <text:p text:style-name="P17"><text:span text:style-name="T3">Dir</text:span>.glob(<text:span text:style-name="T1">ARGV</text:span>[<text:span text:style-name="T10">1</text:span>] + <text:span text:style-name="T5">"</text:span><text:span text:style-name="T7">*.</text:span><text:span text:style-name="T5">"</text:span>) <text:span text:style-name="T12">do</text:span> |file|</text:p>
      <text:p text:style-name="P20"/>
      <text:p text:style-name="P20"/>
      <text:p text:style-name="P20"/>
      <text:p text:style-name="P20"/>
      <text:p text:style-name="P17">puts name.length % <text:span text:style-name="T10">2</text:span>.round()</text:p>
      <text:p text:style-name="P20"/>
      <text:p text:style-name="P20"/>
      <text:p text:style-name="P20"/>
      <text:p text:style-name="P19">end</text:p>
      <text:p text:style-name="P19">end</text:p>
      <text:p text:style-name="P20"/>
      <text:p text:style-name="P17"><text:span text:style-name="T3">CSV</text:span>.open(<text:span text:style-name="T5">"</text:span><text:span text:style-name="T7">result.csv</text:span><text:span text:style-name="T5">"</text:span>, <text:span text:style-name="T5">"</text:span><text:span text:style-name="T7">w</text:span><text:span text:style-name="T5">"</text:span>) <text:span text:style-name="T12">do</text:span> |csv|</text:p>
      <text:p text:style-name="P18"><text:s text:c="2"/></text:p>
      <text:p text:style-name="P20"/>
      <text:p text:style-name="P20"/>
      <text:p text:style-name="P19">end</text:p>
      <text:p text:style-name="P5"/>
      <text:p text:style-name="P10">Veselin Dechev</text:p>
      <text:p text:style-name="P6">Code:</text:p>
      <text:p text:style-name="P15">require <text:span text:style-name="T5">'</text:span><text:span text:style-name="T7">csv</text:span><text:span text:style-name="T5">'</text:span></text:p>
      <text:p text:style-name="P17">result = <text:span text:style-name="T3">Hash</text:span>.new</text:p>
      <text:p text:style-name="P17"><text:span text:style-name="T3">Dir</text:span>.glob(<text:span text:style-name="T1">ARGV</text:span>[<text:span text:style-name="T10">0</text:span>] + <text:span text:style-name="T5">"</text:span><text:span text:style-name="T7">*.rb</text:span><text:span text:style-name="T5">"</text:span>).each <text:span text:style-name="T12">do</text:span> |first|</text:p>
      <text:p text:style-name="P18"><text:s text:c="2"/><text:span text:style-name="T14">name1 = first.split(</text:span><text:span text:style-name="T6">"</text:span><text:span text:style-name="T8">/</text:span><text:span text:style-name="T6">"</text:span><text:span text:style-name="T14">).last.capitalize</text:span></text:p>
      <text:p text:style-name="P18"><text:s text:c="2"/><text:span text:style-name="T14">first_name = name1.split(</text:span><text:span text:style-name="T6">"</text:span><text:span text:style-name="T8">_</text:span><text:span text:style-name="T6">"</text:span><text:span text:style-name="T14">).first.capitalize</text:span></text:p>
      <text:p text:style-name="P18"><text:s text:c="2"/><text:span text:style-name="T14">last_name = name1.split(</text:span><text:span text:style-name="T6">"</text:span><text:span text:style-name="T8">_</text:span><text:span text:style-name="T6">"</text:span><text:span text:style-name="T14">,</text:span><text:span text:style-name="T11">2</text:span><text:span text:style-name="T14">).last.split(</text:span><text:span text:style-name="T6">'</text:span><text:span text:style-name="T8">_</text:span><text:span text:style-name="T6">'</text:span><text:span text:style-name="T14">).first.capitalize</text:span></text:p>
      <text:p text:style-name="P18"><text:s text:c="2"/><text:span text:style-name="T4">Dir</text:span><text:span text:style-name="T14">.glob(</text:span><text:span text:style-name="T2">ARGV</text:span><text:span text:style-name="T14">[</text:span><text:span text:style-name="T11">1</text:span><text:span text:style-name="T14">]+</text:span><text:span text:style-name="T6">"</text:span><text:span text:style-name="T8">*.rb</text:span><text:span text:style-name="T6">"</text:span><text:span text:style-name="T14">).each </text:span><text:span text:style-name="T13">do</text:span><text:span text:style-name="T14"> |second|</text:span></text:p>
      <text:p text:style-name="P18"><text:s text:c="4"/><text:span text:style-name="T14">name2 = second.split(</text:span><text:span text:style-name="T6">"</text:span><text:span text:style-name="T8">/</text:span><text:span text:style-name="T6">"</text:span><text:span text:style-name="T14">).last.capitalize</text:span></text:p>
      <text:p text:style-name="P18"><text:s text:c="4"/><text:span text:style-name="T13">if</text:span><text:span text:style-name="T14"> (name1 == name2)</text:span></text:p>
      <text:p text:style-name="P18"><text:s text:c="6"/><text:span text:style-name="T14">result.compare_by_identity</text:span></text:p>
      <text:p text:style-name="P18"><text:s text:c="6"/><text:span text:style-name="T14">result[first_name] = last_name</text:span></text:p>
      <text:p text:style-name="P18"><text:s text:c="4"/><text:span text:style-name="T13">end</text:span></text:p>
      <text:p text:style-name="P19">end</text:p>
      <text:p text:style-name="P19">end</text:p>
      <text:p text:style-name="P17"><text:span text:style-name="T3">CSV</text:span>.open(<text:span text:style-name="T5">"</text:span><text:span text:style-name="T7">result.csv</text:span><text:span text:style-name="T5">"</text:span>, <text:span text:style-name="T5">"</text:span><text:span text:style-name="T7">w</text:span><text:span text:style-name="T5">"</text:span>) <text:span text:style-name="T12">do</text:span> |csv|</text:p>
      <text:p text:style-name="P18"><text:s text:c="2"/><text:span text:style-name="T14">result.sort_by{|k, v| k}.each </text:span><text:span text:style-name="T13">do</text:span><text:span text:style-name="T14"> |element|</text:span></text:p>
      <text:p text:style-name="P18"><text:s text:c="4"/><text:span text:style-name="T14">csv &lt;&lt; element</text:span></text:p>
      <text:p text:style-name="P18"><text:s text:c="4"/><text:span text:style-name="T13">end</text:span></text:p>
      <text:p text:style-name="P18"><text:s text:c="2"/><text:span text:style-name="T13">end</text:span></text:p>
      <text:p text:style-name="P6"/>
      <text:p text:style-name="P10">Borislav Rusinov</text:p>
      <text:p text:style-name="P6">Code:</text:p>
      <text:p text:style-name="P15">a=<text:span text:style-name="T1">ARGV</text:span>[<text:span text:style-name="T10">0</text:span>]</text:p>
      <text:p text:style-name="P17">require <text:span text:style-name="T5">'</text:span><text:span text:style-name="T7">csv</text:span><text:span text:style-name="T5">'</text:span></text:p>
      <text:p text:style-name="P17">array=[]</text:p>
      <text:p text:style-name="P17"><text:span text:style-name="T3">Dir</text:span>.glob(<text:span text:style-name="T5">"</text:span><text:span text:style-name="T18">#{</text:span>a<text:span text:style-name="T18">}</text:span><text:span text:style-name="T7">*.*</text:span><text:span text:style-name="T5">"</text:span>) <text:s/><text:span text:style-name="T12">do</text:span> |my_text_file|</text:p>
      <text:p text:style-name="P18"><text:s text:c="2"/><text:span text:style-name="T14">name = my_text_file.split(</text:span><text:span text:style-name="T6">"</text:span><text:span text:style-name="T8">/</text:span><text:span text:style-name="T6">"</text:span><text:span text:style-name="T14">).last.split(</text:span><text:span text:style-name="T6">"</text:span><text:span text:style-name="T8">.</text:span><text:span text:style-name="T6">"</text:span><text:span text:style-name="T14">).first.split(</text:span><text:span text:style-name="T6">"</text:span><text:span text:style-name="T8">_</text:span><text:span text:style-name="T6">"</text:span><text:span text:style-name="T14">) <text:s/></text:span></text:p>
      <text:p text:style-name="P18"><text:s text:c="2"/><text:span text:style-name="T13">if</text:span><text:span text:style-name="T14"> name[</text:span><text:span text:style-name="T11">1</text:span><text:span text:style-name="T14">]!=</text:span><text:span text:style-name="T2">nil</text:span><text:span text:style-name="T14"> &amp;&amp; name[</text:span><text:span text:style-name="T11">0</text:span><text:span text:style-name="T14">].length==</text:span><text:span text:style-name="T11">10</text:span></text:p>
      <text:p text:style-name="P18"><text:s text:c="4"/><text:span text:style-name="T14">array &lt;&lt; name[</text:span><text:span text:style-name="T11">0</text:span><text:span text:style-name="T14">] + </text:span><text:span text:style-name="T6">"</text:span><text:span text:style-name="T8">,</text:span><text:span text:style-name="T6">"</text:span><text:span text:style-name="T14"> + name[</text:span><text:span text:style-name="T11">1</text:span><text:span text:style-name="T14">]</text:span></text:p>
      <text:p text:style-name="P18"><text:s text:c="2"/><text:span text:style-name="T13">end</text:span></text:p>
      <text:p text:style-name="P19">end</text:p>
      <text:p text:style-name="P17">array.sort!</text:p>
      <text:p text:style-name="P17">array.reverse!</text:p>
      <text:p text:style-name="P17"><text:span text:style-name="T3">File</text:span>.open(<text:span text:style-name="T5">"</text:span><text:span text:style-name="T7">results.csv</text:span><text:span text:style-name="T5">"</text:span>, <text:span text:style-name="T5">"</text:span><text:span text:style-name="T7">w</text:span><text:span text:style-name="T5">"</text:span>) <text:span text:style-name="T12">do</text:span> |csv| <text:s text:c="3"/></text:p>
      <text:p text:style-name="P18"><text:s text:c="2"/><text:span text:style-name="T14">array.each </text:span><text:span text:style-name="T13">do</text:span><text:span text:style-name="T14"> |arg|</text:span></text:p>
      <text:p text:style-name="P18"><text:s text:c="2"/><text:span text:style-name="T14">csv.puts(arg)</text:span></text:p>
      <text:p text:style-name="P18"><text:s text:c="2"/><text:span text:style-name="T13">end</text:span></text:p>
      <text:p text:style-name="P19">end</text:p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, 'Bitstream Vera Sans Mono', 'Courier New', Courier, monospace"/>
    <style:font-face style:name="Consolas" svg:font-family="Consolas, 'Liberation Mono', Menlo, Courier, monospace"/>
    <style:font-face style:name="Ubuntu Mono" svg:font-family="'Ubuntu Mono'"/>
    <style:font-face style:name="UbuntuRegular" svg:font-family="UbuntuRegular, Ubuntu, 'Bitstream Vera Sans', 'DejaVu Sans', Tahom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6T15:37:14.844205747</meta:creation-date>
    <dc:date>2014-10-26T16:48:15.325040693</dc:date>
    <meta:editing-duration>PT38M2S</meta:editing-duration>
    <meta:editing-cycles>4</meta:editing-cycles>
    <meta:generator>LibreOffice/4.2.6.3$Linux_X86_64 LibreOffice_project/420m0$Build-3</meta:generator>
    <meta:document-statistic meta:table-count="0" meta:image-count="0" meta:object-count="0" meta:page-count="25" meta:paragraph-count="651" meta:word-count="1660" meta:character-count="15445" meta:non-whitespace-character-count="13007"/>
  </office:meta>
</office:document-meta>
</file>